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0DB7D41A24E.png"/>
  <manifest:file-entry manifest:media-type="image/png" manifest:full-path="Pictures/1000000000000338000004C71BFFBE7D.png"/>
  <manifest:file-entry manifest:media-type="image/png" manifest:full-path="Pictures/100002010000007A000000DC2BFF042B.png"/>
  <manifest:file-entry manifest:media-type="image/png" manifest:full-path="Pictures/10000201000002060000017875AED882.png"/>
  <manifest:file-entry manifest:media-type="image/png" manifest:full-path="Pictures/100000000000026900000050960889C3.png"/>
  <manifest:file-entry manifest:media-type="image/png" manifest:full-path="Pictures/10000201000000B300000096A63144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771in" fo:margin-left="0in" fo:margin-right="0.0229in" table:align="margins" style:shadow="none" style:writing-mode="lr-tb"/>
    </style:style>
    <style:style style:name="Table4.A" style:family="table-column">
      <style:table-column-properties style:column-width="6.9771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0in" fo:border-left="none" fo:border-right="none" fo:border-top="0.0347in solid #000000" fo:border-bottom="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0.0347in solid #000000" fo:border-bottom="none"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omplex="Arial" style:font-size-complex="14pt"/>
    </style:style>
    <style:style style:name="P18" style:family="paragraph" style:parent-style-name="Heading_20_7">
      <style:paragraph-properties fo:margin-left="0in" fo:margin-right="0in" fo:text-indent="0in" style:auto-text-indent="false" fo:break-before="page" fo:background-color="#000000">
        <style:background-image/>
      </style:paragraph-properties>
    </style:style>
    <style:style style:name="P19"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complex="Arial" style:font-size-complex="14pt"/>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style:font-name="Century Gothic"/>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text-indent="0in" style:auto-text-indent="false"/>
      <style:text-properties fo:font-size="10pt" style:font-size-asian="10pt" style:font-size-complex="10pt"/>
    </style:style>
    <style:style style:name="P31" style:family="paragraph" style:parent-style-name="Code">
      <style:paragraph-properties fo:margin-left="0in" fo:margin-right="0in" fo:margin-top="0.0201in" fo:margin-bottom="0in" fo:text-indent="0in" style:auto-text-indent="false"/>
      <style:text-properties fo:font-size="12pt" style:font-size-asian="12pt" style:font-size-complex="12pt"/>
    </style:style>
    <style:style style:name="P3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4" style:family="paragraph" style:parent-style-name="Standard">
      <style:text-properties style:font-name="Trebuchet MS" fo:font-size="11pt" style:font-size-asian="11pt" style:font-name-complex="Arial"/>
    </style:style>
    <style:style style:name="P35" style:family="paragraph" style:parent-style-name="Standard">
      <style:text-properties style:font-name="Trebuchet MS" fo:font-size="11pt" style:font-size-asian="11pt" style:font-name-complex="Arial" style:font-size-complex="11pt"/>
    </style:style>
    <style:style style:name="P36" style:family="paragraph" style:parent-style-name="Standard">
      <style:text-properties style:font-name="Trebuchet MS" fo:font-size="14pt" style:font-size-asian="14pt" style:font-name-complex="Arial"/>
    </style:style>
    <style:style style:name="P37"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8" style:family="paragraph" style:parent-style-name="Standard">
      <style:text-properties style:font-name="Trebuchet MS" fo:font-size="18pt" style:font-size-asian="18pt" style:font-name-complex="Arial"/>
    </style:style>
    <style:style style:name="P39" style:family="paragraph" style:parent-style-name="Standard">
      <style:text-properties style:font-name="Trebuchet MS" fo:font-size="9pt" style:font-size-asian="9pt" style:font-name-complex="Arial"/>
    </style:style>
    <style:style style:name="P40" style:family="paragraph" style:parent-style-name="Standard">
      <style:text-properties style:font-name="Trebuchet MS" fo:font-size="9pt" style:font-size-asian="9pt" style:font-name-complex="Arial" style:font-size-complex="11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1"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text-properties fo:font-size="11pt" style:font-size-asian="11pt"/>
    </style:style>
    <style:style style:name="P51" style:family="paragraph" style:parent-style-name="Standard">
      <style:text-properties style:font-name="Century Gothic"/>
    </style:style>
    <style:style style:name="P52"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3" style:family="paragraph" style:parent-style-name="Standard">
      <style:text-properties style:font-name="Century Gothic" fo:font-size="11pt" fo:font-style="italic" style:font-size-asian="11pt" style:font-style-asian="italic" style:font-name-complex="Arial" style:font-size-complex="11pt"/>
    </style:style>
    <style:style style:name="P54" style:family="paragraph" style:parent-style-name="Standard">
      <style:text-properties style:font-name="Century Gothic" fo:font-size="11pt" style:font-size-asian="11pt" style:font-name-complex="Arial" style:font-size-complex="11pt"/>
    </style:style>
    <style:style style:name="P55"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6" style:family="paragraph" style:parent-style-name="Standard">
      <style:text-properties style:font-name="Century Gothic" fo:font-size="9pt" style:font-size-asian="9pt" style:font-name-complex="Arial"/>
    </style:style>
    <style:style style:name="P57"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8" style:family="paragraph" style:parent-style-name="Standard">
      <style:text-properties style:font-name="Century Gothic" fo:font-size="14pt" style:font-size-asian="14pt" style:font-name-complex="Arial"/>
    </style:style>
    <style:style style:name="P59" style:family="paragraph" style:parent-style-name="Standard">
      <style:text-properties style:font-name="Century Gothic" fo:font-size="12pt" style:font-size-asian="12pt" style:font-name-complex="Arial" style:font-size-complex="12pt"/>
    </style:style>
    <style:style style:name="P60" style:family="paragraph" style:parent-style-name="Standard">
      <style:text-properties style:font-name="Century Gothic" fo:font-size="16pt" style:font-size-asian="16pt" style:font-name-complex="Arial"/>
    </style:style>
    <style:style style:name="P61" style:family="paragraph" style:parent-style-name="Standard">
      <style:text-properties style:font-name="Century Gothic" fo:font-size="18pt" style:font-size-asian="18pt" style:font-name-complex="Arial"/>
    </style:style>
    <style:style style:name="P62"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3"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4"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5" style:family="paragraph" style:parent-style-name="Standard">
      <style:paragraph-properties fo:padding="0in" fo:border-left="none" fo:border-right="none" fo:border-top="0.0008in solid #000000" fo:border-bottom="none" style:shadow="none"/>
      <style:text-properties style:font-name="Trebuchet MS1"/>
    </style:style>
    <style:style style:name="P66"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7"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8" style:family="paragraph" style:parent-style-name="Standard">
      <style:paragraph-properties fo:margin-top="0in" fo:margin-bottom="0.5in" fo:line-height="200%"/>
      <style:text-properties style:font-name="Century Gothic" fo:font-size="11pt" fo:font-style="italic" style:font-size-asian="11pt" style:font-style-asian="italic" style:font-name-complex="Arial"/>
    </style:style>
    <style:style style:name="P69" style:family="paragraph" style:parent-style-name="Standard">
      <style:paragraph-properties fo:margin-top="0in" fo:margin-bottom="0.5in" fo:line-height="200%" style:snap-to-layout-grid="false"/>
      <style:text-properties style:font-name="Century Gothic" fo:font-size="11pt" fo:font-style="italic" style:font-size-asian="11pt" style:font-style-asian="italic" style:font-name-complex="Arial"/>
    </style:style>
    <style:style style:name="P70"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71" style:family="paragraph" style:parent-style-name="Standard">
      <style:paragraph-properties fo:margin-top="0in" fo:margin-bottom="0.4165in" fo:line-height="200%"/>
      <style:text-properties style:font-name="Century Gothic" fo:font-size="11pt" fo:font-style="italic" style:font-size-asian="11pt" style:font-style-asian="italic" style:font-name-complex="Arial"/>
    </style:style>
    <style:style style:name="P72" style:family="paragraph" style:parent-style-name="Standard">
      <style:paragraph-properties fo:margin-top="0in" fo:margin-bottom="0.4165in" fo:line-height="200%" style:snap-to-layout-grid="false"/>
      <style:text-properties style:font-name="Century Gothic" fo:font-size="11pt" fo:font-style="italic" style:font-size-asian="11pt" style:font-style-asian="italic" style:font-name-complex="Arial"/>
    </style:style>
    <style:style style:name="P73"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74" style:family="paragraph" style:parent-style-name="Standard">
      <style:paragraph-properties fo:margin-top="0in" fo:margin-bottom="0.8335in" fo:line-height="200%"/>
      <style:text-properties style:font-name="Century Gothic" fo:font-size="11pt" fo:font-style="italic" style:font-size-asian="11pt" style:font-style-asian="italic" style:font-name-complex="Arial"/>
    </style:style>
    <style:style style:name="P75" style:family="paragraph" style:parent-style-name="Standard">
      <style:paragraph-properties fo:margin-top="0in" fo:margin-bottom="0.8335in" fo:line-height="200%" style:snap-to-layout-grid="false"/>
      <style:text-properties style:font-name="Century Gothic" fo:font-size="11pt" fo:font-style="italic" style:font-size-asian="11pt" style:font-style-asian="italic" style:font-name-complex="Arial"/>
    </style:style>
    <style:style style:name="P76" style:family="paragraph" style:parent-style-name="Standard">
      <style:paragraph-properties fo:margin-left="1.5in" fo:margin-right="0in" fo:text-indent="0.5in" style:auto-text-indent="false"/>
    </style:style>
    <style:style style:name="P77"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8"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9"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0"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1"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82"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3"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4"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5"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6"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7"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8" style:family="paragraph" style:parent-style-name="Table_20_Contents">
      <style:text-properties fo:font-size="16pt" style:font-size-asian="16pt" style:font-size-complex="16pt"/>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Table_20_Contents">
      <style:paragraph-properties fo:text-align="center" style:justify-single-word="false"/>
      <style:text-properties style:font-name="Apple Casual"/>
    </style:style>
    <style:style style:name="P9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3" style:family="paragraph" style:parent-style-name="Table_20_Contents">
      <style:text-properties style:font-name="Century Gothic" fo:font-size="16pt" style:font-size-asian="16pt" style:font-size-complex="16pt"/>
    </style:style>
    <style:style style:name="P94" style:family="paragraph" style:parent-style-name="Table_20_Heading">
      <style:text-properties fo:font-size="16pt" style:font-size-asian="16pt" style:font-size-complex="16pt"/>
    </style:style>
    <style:style style:name="P95" style:family="paragraph" style:parent-style-name="Table_20_Heading">
      <style:text-properties fo:font-size="16pt" fo:font-weight="normal" style:font-size-asian="16pt" style:font-weight-asian="normal" style:font-size-complex="16pt" style:font-weight-complex="normal"/>
    </style:style>
    <style:style style:name="P96" style:family="paragraph" style:parent-style-name="Table_20_Heading">
      <style:text-properties style:font-name="Century Gothic" fo:font-size="16pt" style:font-size-asian="16pt" style:font-size-complex="16pt"/>
    </style:style>
    <style:style style:name="P97" style:family="paragraph" style:parent-style-name="Table_20_Heading">
      <style:text-properties style:font-name="Century Gothic" fo:font-size="16pt" fo:font-weight="normal" style:font-size-asian="16pt" style:font-weight-asian="normal" style:font-size-complex="16pt" style:font-weight-complex="normal"/>
    </style:style>
    <style:style style:name="P98" style:family="paragraph" style:parent-style-name="Table_20_Heading">
      <style:text-properties style:font-name="Courier New" fo:font-size="13pt" fo:font-weight="normal" style:font-size-asian="13pt" style:font-weight-asian="normal" style:font-size-complex="13pt" style:font-weight-complex="normal"/>
    </style:style>
    <style:style style:name="P99"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101"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02"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3"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Century Gothic" fo:font-size="11pt" style:font-size-asian="11pt" style:font-size-complex="11pt"/>
    </style:style>
    <style:style style:name="P104"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5" style:family="paragraph" style:parent-style-name="Standard">
      <style:paragraph-properties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6" style:family="paragraph" style:parent-style-name="Standard">
      <style:paragraph-properties fo:margin-top="0in" fo:margin-bottom="0.8299in" fo:line-height="100%"/>
      <style:text-properties style:font-name="Century Gothic" fo:font-size="11pt" fo:font-style="italic" style:text-underline-style="none" style:font-size-asian="11pt" style:font-style-asian="italic" style:font-name-complex="Arial"/>
    </style:style>
    <style:style style:name="P107"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9"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0"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1" style:family="paragraph" style:parent-style-name="Standard">
      <style:paragraph-properties fo:margin-top="0.139in" fo:margin-bottom="0in" style:snap-to-layout-grid="false"/>
      <style:text-properties style:font-name="Century Gothic" fo:font-size="16pt" style:font-size-asian="16pt" style:font-name-complex="Arial"/>
    </style:style>
    <style:style style:name="P112" style:family="paragraph" style:parent-style-name="Standard">
      <style:paragraph-properties fo:margin-top="0.139in" fo:margin-bottom="0in" style:snap-to-layout-grid="false"/>
      <style:text-properties style:font-name="Century Gothic" fo:font-size="10pt" style:font-size-asian="10pt" style:font-name-complex="Arial"/>
    </style:style>
    <style:style style:name="P113" style:family="paragraph" style:parent-style-name="Standard">
      <style:paragraph-properties fo:margin-top="0.139in" fo:margin-bottom="0in" style:snap-to-layout-grid="false"/>
      <style:text-properties style:font-name="Century Gothic" fo:font-size="9pt" style:font-size-asian="9pt" style:font-name-complex="Arial" style:font-size-complex="9pt"/>
    </style:style>
    <style:style style:name="P114" style:family="paragraph" style:parent-style-name="Standard">
      <style:paragraph-properties fo:margin-left="0.0783in" fo:margin-right="0in" fo:margin-top="0.139in" fo:margin-bottom="0in" fo:text-indent="0in" style:auto-text-indent="false" style:snap-to-layout-grid="false"/>
      <style:text-properties style:font-name="Century Gothic" fo:font-size="16pt" style:font-size-asian="16pt" style:font-name-complex="Arial"/>
    </style:style>
    <style:style style:name="P115"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16"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7" style:family="paragraph" style:parent-style-name="Text_20_body" style:master-page-name="">
      <style:paragraph-properties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8" style:family="paragraph" style:parent-style-name="Text_20_body" style:master-page-name="">
      <style:paragraph-properties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19" style:family="paragraph" style:parent-style-name="Text_20_body">
      <style:paragraph-properties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0" style:family="paragraph" style:parent-style-name="Code">
      <style:text-properties fo:font-size="10pt" style:font-size-asian="10pt" style:font-size-complex="10pt"/>
    </style:style>
    <style:style style:name="P121" style:family="paragraph" style:parent-style-name="Code">
      <style:paragraph-properties fo:line-height="150%"/>
    </style:style>
    <style:style style:name="P122" style:family="paragraph" style:parent-style-name="Code">
      <style:paragraph-properties fo:margin-top="0.05in" fo:margin-bottom="0.05in" fo:line-height="100%"/>
      <style:text-properties fo:font-size="12pt" style:font-size-asian="12pt" style:font-size-complex="12pt"/>
    </style:style>
    <style:style style:name="P123" style:family="paragraph" style:parent-style-name="Standard" style:master-page-name="Standard">
      <style:paragraph-properties style:page-number="auto"/>
      <style:text-properties style:font-name="Century Gothic"/>
    </style:style>
    <style:style style:name="P124" style:family="paragraph" style:parent-style-name="Standard" style:list-style-name="WW8Num10"/>
    <style:style style:name="P125"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6"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7"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8" style:family="paragraph" style:parent-style-name="Standard" style:list-style-name="WW8Num10">
      <style:text-properties style:font-name="Century Gothic"/>
    </style:style>
    <style:style style:name="P129" style:family="paragraph" style:parent-style-name="Heading_20_1">
      <style:text-properties style:font-name="Century Gothic"/>
    </style:style>
    <style:style style:name="P130" style:family="paragraph" style:parent-style-name="Heading_20_1">
      <style:paragraph-properties fo:text-align="center" style:justify-single-word="false"/>
    </style:style>
    <style:style style:name="P131" style:family="paragraph" style:parent-style-name="Heading_20_1" style:list-style-name="">
      <style:paragraph-properties fo:text-align="center" style:justify-single-word="false"/>
    </style:style>
    <style:style style:name="P132"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3" style:family="paragraph" style:parent-style-name="Heading_20_1">
      <style:paragraph-properties fo:text-align="center" style:justify-single-word="false"/>
      <style:text-properties fo:font-size="50pt" style:font-size-asian="50pt"/>
    </style:style>
    <style:style style:name="P134" style:family="paragraph" style:parent-style-name="Heading_20_1">
      <style:text-properties fo:color="#ffffff"/>
    </style:style>
    <style:style style:name="P135"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6" style:family="paragraph" style:parent-style-name="Heading_20_1">
      <style:paragraph-properties fo:break-before="page"/>
    </style:style>
    <style:style style:name="P137" style:family="paragraph" style:parent-style-name="Heading_20_1" style:list-style-name="WW8Num4">
      <style:paragraph-properties fo:break-before="page"/>
    </style:style>
    <style:style style:name="P138" style:family="paragraph" style:parent-style-name="Heading_20_1">
      <style:paragraph-properties fo:text-align="center" style:justify-single-word="false" fo:break-before="page"/>
      <style:text-properties fo:font-size="50pt" style:font-size-asian="50pt"/>
    </style:style>
    <style:style style:name="P139" style:family="paragraph" style:parent-style-name="Heading_20_1">
      <style:paragraph-properties fo:break-before="page"/>
      <style:text-properties style:font-name="Century Gothic"/>
    </style:style>
    <style:style style:name="P140"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41" style:family="paragraph" style:parent-style-name="Heading_20_1">
      <style:paragraph-properties fo:text-align="center" style:justify-single-word="false" fo:break-before="page"/>
      <style:text-properties style:font-name="Century Gothic" fo:font-size="18pt" fo:font-weight="bold" style:font-size-asian="18pt" style:font-weight-asian="bold" style:font-name-complex="Arial" style:font-size-complex="18pt" style:font-weight-complex="bold"/>
    </style:style>
    <style:style style:name="P142"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3" style:family="paragraph" style:parent-style-name="Heading_20_1">
      <style:paragraph-properties fo:text-align="center" style:justify-single-word="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4"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45"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6"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47"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8" style:family="paragraph" style:parent-style-name="Normal_20_Bullet" style:list-style-name=""/>
    <style:style style:name="P149" style:family="paragraph" style:parent-style-name="Normal_20_Bullet">
      <style:text-properties fo:font-style="italic" style:font-style-asian="italic"/>
    </style:style>
    <style:style style:name="P150" style:family="paragraph" style:parent-style-name="Normal_20_Bullet" style:list-style-name="">
      <style:text-properties fo:font-style="italic" style:font-style-asian="italic"/>
    </style:style>
    <style:style style:name="P151"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2" style:family="paragraph" style:parent-style-name="Normal_20_Bullet">
      <style:text-properties style:font-name="Trebuchet MS" fo:font-size="11pt" style:font-size-asian="11pt" style:font-name-complex="Arial" style:font-size-complex="11pt"/>
    </style:style>
    <style:style style:name="P153" style:family="paragraph" style:parent-style-name="Normal_20_Bullet" style:list-style-name="">
      <style:text-properties style:font-name="Trebuchet MS" fo:font-size="11pt" style:font-size-asian="11pt" style:font-name-complex="Arial" style:font-size-complex="11pt"/>
    </style:style>
    <style:style style:name="P154"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6" style:family="paragraph" style:parent-style-name="Normal_20_Bullet" style:list-style-name="WW8Num5"/>
    <style:style style:name="P157" style:family="paragraph" style:parent-style-name="Normal_20_Bullet">
      <style:paragraph-properties fo:text-align="center" style:justify-single-word="false"/>
      <style:text-properties fo:font-variant="small-caps" fo:font-size="18pt" style:font-size-asian="18pt"/>
    </style:style>
    <style:style style:name="P158" style:family="paragraph" style:parent-style-name="Normal_20_Bullet" style:list-style-name="WW8Num10"/>
    <style:style style:name="P159" style:family="paragraph" style:parent-style-name="Normal_20_Bullet">
      <style:text-properties style:font-name="Century Gothic"/>
    </style:style>
    <style:style style:name="P160"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1"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2" style:family="paragraph" style:parent-style-name="Normal_20_Bullet" style:list-style-name="">
      <style:text-properties style:font-name="Century Gothic" fo:font-size="11pt" style:font-size-asian="11pt" style:font-name-complex="Arial" style:font-size-complex="11pt"/>
    </style:style>
    <style:style style:name="P163" style:family="paragraph" style:parent-style-name="Normal_20_Bullet">
      <style:paragraph-properties fo:margin-left="0.25in" fo:margin-right="0in" fo:text-indent="0in" style:auto-text-indent="false"/>
    </style:style>
    <style:style style:name="P164" style:family="paragraph" style:parent-style-name="Normal_20_Bullet" style:list-style-name="">
      <style:paragraph-properties fo:margin-left="0.25in" fo:margin-right="0in" fo:line-height="150%" fo:text-indent="0in" style:auto-text-indent="false"/>
    </style:style>
    <style:style style:name="P165" style:family="paragraph" style:parent-style-name="Normal_20_Bullet">
      <style:paragraph-properties fo:margin-left="0.25in" fo:margin-right="0in" fo:text-indent="0in" style:auto-text-indent="false"/>
      <style:text-properties fo:font-style="italic" style:font-style-asian="italic"/>
    </style:style>
    <style:style style:name="P166"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7"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8"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9"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0"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1" style:family="paragraph" style:parent-style-name="Normal_20_Bullet">
      <style:paragraph-properties fo:margin-left="0.5in" fo:margin-right="0in" fo:text-indent="-0.25in" style:auto-text-indent="false"/>
    </style:style>
    <style:style style:name="P172" style:family="paragraph" style:parent-style-name="Normal_20_Bullet">
      <style:paragraph-properties fo:margin-left="0.5in" fo:margin-right="0in" fo:text-indent="0in" style:auto-text-indent="false"/>
    </style:style>
    <style:style style:name="P173"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4"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5" style:family="paragraph" style:parent-style-name="Lesson_20_Bullet" style:list-style-name="WW8Num1"/>
    <style:style style:name="P176"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4pt" style:text-underline-style="solid" style:text-underline-width="auto" style:text-underline-color="font-color" style:font-size-asian="14pt"/>
    </style:style>
    <style:style style:name="T44" style:family="text">
      <style:text-properties style:font-name="Courier New" fo:font-size="11pt" style:text-underline-style="solid" style:text-underline-width="auto" style:text-underline-color="font-color" style:font-size-asian="11pt" style:font-name-complex="Arial"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5" text:outline-level="1" text:is-list-header="true">Lesson 1</text:h>
      <text:p text:style-name="Standard"/>
      <text:p text:style-name="Standard"/>
      <text:h text:style-name="P129"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A2" office:value-type="string">
            <text:p text:style-name="P62">cloud</text:p>
          </table:table-cell>
          <table:table-cell table:style-name="Table1.A2" office:value-type="string">
            <text:p text:style-name="P63">position</text:p>
          </table:table-cell>
          <table:table-cell table:style-name="Table1.C2" office:value-type="string">
            <text:p text:style-name="P64">x-coordinate</text:p>
          </table:table-cell>
        </table:table-row>
        <table:table-row table:style-name="Table1.1">
          <table:table-cell table:style-name="Table1.A2" office:value-type="string">
            <text:p text:style-name="P47"/>
          </table:table-cell>
          <table:table-cell table:style-name="Table1.A2" office:value-type="string">
            <text:p text:style-name="P47"/>
          </table:table-cell>
          <table:table-cell table:style-name="Table1.C2" office:value-type="string">
            <text:p text:style-name="P47"/>
          </table:table-cell>
        </table:table-row>
        <table:table-row table:style-name="Table1.1">
          <table:table-cell table:style-name="Table1.A2" office:value-type="string">
            <text:p text:style-name="P47"/>
          </table:table-cell>
          <table:table-cell table:style-name="Table1.A2" office:value-type="string">
            <text:p text:style-name="P47"/>
          </table:table-cell>
          <table:table-cell table:style-name="Table1.C2" office:value-type="string">
            <text:p text:style-name="P47"/>
          </table:table-cell>
        </table:table-row>
        <table:table-row table:style-name="Table1.1">
          <table:table-cell table:style-name="Table1.A2" office:value-type="string">
            <text:p text:style-name="P47"/>
          </table:table-cell>
          <table:table-cell table:style-name="Table1.A2" office:value-type="string">
            <text:p text:style-name="P47"/>
          </table:table-cell>
          <table:table-cell table:style-name="Table1.C2" office:value-type="string">
            <text:p text:style-name="P47"/>
          </table:table-cell>
        </table:table-row>
        <table:table-row table:style-name="Table1.1">
          <table:table-cell table:style-name="Table1.A2" office:value-type="string">
            <text:p text:style-name="P47"/>
          </table:table-cell>
          <table:table-cell table:style-name="Table1.A2" office:value-type="string">
            <text:p text:style-name="P47"/>
          </table:table-cell>
          <table:table-cell table:style-name="Table1.C2" office:value-type="string">
            <text:p text:style-name="P47"/>
          </table:table-cell>
        </table:table-row>
        <table:table-row table:style-name="Table1.1">
          <table:table-cell table:style-name="Table1.A2" office:value-type="string">
            <text:p text:style-name="P47"/>
          </table:table-cell>
          <table:table-cell table:style-name="Table1.A2" office:value-type="string">
            <text:p text:style-name="P47"/>
          </table:table-cell>
          <table:table-cell table:style-name="Table1.C2" office:value-type="string">
            <text:p text:style-name="P47"/>
          </table:table-cell>
        </table:table-row>
        <table:table-row table:style-name="Table1.1">
          <table:table-cell table:style-name="Table1.A2" office:value-type="string">
            <text:p text:style-name="P47"/>
          </table:table-cell>
          <table:table-cell table:style-name="Table1.A2" office:value-type="string">
            <text:p text:style-name="P47"/>
          </table:table-cell>
          <table:table-cell table:style-name="Table1.C2" office:value-type="string">
            <text:p text:style-name="P47"/>
          </table:table-cell>
        </table:table-row>
        <table:table-row table:style-name="Table1.1">
          <table:table-cell table:style-name="Table1.A2" office:value-type="string">
            <text:p text:style-name="P47"/>
          </table:table-cell>
          <table:table-cell table:style-name="Table1.A2" office:value-type="string">
            <text:p text:style-name="P47"/>
          </table:table-cell>
          <table:table-cell table:style-name="Table1.C2" office:value-type="string">
            <text:p text:style-name="P47"/>
          </table:table-cell>
        </table:table-row>
        <table:table-row table:style-name="Table1.1">
          <table:table-cell table:style-name="Table1.A2" office:value-type="string">
            <text:p text:style-name="P47"/>
          </table:table-cell>
          <table:table-cell table:style-name="Table1.A2" office:value-type="string">
            <text:p text:style-name="P47"/>
          </table:table-cell>
          <table:table-cell table:style-name="Table1.C2" office:value-type="string">
            <text:p text:style-name="P47"/>
          </table:table-cell>
        </table:table-row>
        <table:table-row table:style-name="Table1.1">
          <table:table-cell table:style-name="Table1.A2" office:value-type="string">
            <text:p text:style-name="P47"/>
          </table:table-cell>
          <table:table-cell table:style-name="Table1.A2" office:value-type="string">
            <text:p text:style-name="P47"/>
          </table:table-cell>
          <table:table-cell table:style-name="Table1.C2" office:value-type="string">
            <text:p text:style-name="P47"/>
          </table:table-cell>
        </table:table-row>
        <table:table-row table:style-name="Table1.1">
          <table:table-cell table:style-name="Table1.A2" office:value-type="string">
            <text:p text:style-name="P47"/>
          </table:table-cell>
          <table:table-cell table:style-name="Table1.A2" office:value-type="string">
            <text:p text:style-name="P47"/>
          </table:table-cell>
          <table:table-cell table:style-name="Table1.C2" office:value-type="string">
            <text:p text:style-name="P47"/>
          </table:table-cell>
        </table:table-row>
        <table:table-row table:style-name="Table1.1">
          <table:table-cell table:style-name="Table1.A13" office:value-type="string">
            <text:p text:style-name="P47"/>
          </table:table-cell>
          <table:table-cell table:style-name="Table1.A13" office:value-type="string">
            <text:p text:style-name="P47"/>
          </table:table-cell>
          <table:table-cell table:style-name="Table1.C13" office:value-type="string">
            <text:p text:style-name="P47"/>
          </table:table-cell>
        </table:table-row>
        <table:table-row table:style-name="Table1.1">
          <table:table-cell table:style-name="Table1.A13" office:value-type="string">
            <text:p text:style-name="P47"/>
          </table:table-cell>
          <table:table-cell table:style-name="Table1.A13" office:value-type="string">
            <text:p text:style-name="P47"/>
          </table:table-cell>
          <table:table-cell table:style-name="Table1.C13" office:value-type="string">
            <text:p text:style-name="P47"/>
          </table:table-cell>
        </table:table-row>
        <table:table-row table:style-name="Table1.1">
          <table:table-cell table:style-name="Table1.A13" office:value-type="string">
            <text:p text:style-name="P47"/>
          </table:table-cell>
          <table:table-cell table:style-name="Table1.A13" office:value-type="string">
            <text:p text:style-name="P47"/>
          </table:table-cell>
          <table:table-cell table:style-name="Table1.C13" office:value-type="string">
            <text:p text:style-name="P47"/>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4"><draw:image xlink:href="Pictures/10000201000002060000017875AED882.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7">Our Videogame</text:p>
      <text:p text:style-name="P21"/>
      <text:p text:style-name="P21">Created by (write your names): ____________________________________________________</text:p>
      <text:h text:style-name="Heading_20_1" text:outline-level="1" text:is-list-header="true">Background</text:h>
      <text:list xml:id="list4956912689646423911" text:style-name="WW8Num10">
        <text:list-header>
          <text:p text:style-name="Normal_20_Bullet"/>
          <text:p text:style-name="P163"/>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40523348" text:continue-numbering="true" text:style-name="WW8Num10">
        <text:list-header>
          <text:p text:style-name="P166"/>
        </text:list-header>
      </text:list>
      <text:list xml:id="list6367790008833532371" text:style-name="WW8Num2">
        <text:list-header>
          <text:p text:style-name="P167">The player is a _____________________________________.</text:p>
        </text:list-header>
      </text:list>
      <text:list xml:id="list40501783" text:continue-list="list40523348" text:style-name="WW8Num10">
        <text:list-header>
          <text:p text:style-name="Normal_20_Bullet"><text:line-break/>The player moves only up and down.</text:p>
        </text:list-header>
      </text:list>
      <text:h text:style-name="Heading_20_1" text:outline-level="1" text:is-list-header="true">The Target<text:tab/></text:h>
      <text:list xml:id="list40504564" text:continue-numbering="true" text:style-name="WW8Num10">
        <text:list-header>
          <text:p text:style-name="P166">Your player GAINS points when they hit the target.</text:p>
        </text:list-header>
      </text:list>
      <text:list xml:id="list6033370505368420127" text:style-name="WW8Num8">
        <text:list-header>
          <text:p text:style-name="P168">The Target is a _____________________________________.</text:p>
        </text:list-header>
      </text:list>
      <text:p text:style-name="P164">The Target moves only to the left and right.</text:p>
      <text:h text:style-name="Heading_20_1" text:outline-level="1" text:is-list-header="true">The Danger<text:tab/></text:h>
      <text:list xml:id="list40497451" text:continue-list="list40504564" text:style-name="WW8Num10">
        <text:list-header>
          <text:p text:style-name="P166">Your player LOSES points when they hit the danger.</text:p>
        </text:list-header>
      </text:list>
      <text:list xml:id="list994529078894066403" text:style-name="WW8Num4">
        <text:list-header>
          <text:p text:style-name="P169">The Danger is a ____________________________________.</text:p>
          <text:p text:style-name="P170">The Danger moves only to the left and right.</text:p>
          <text:h text:style-name="P137" text:outline-level="1">Circle of Evaluation Practice!<text:tab/><text:tab/><text:tab/><text:tab/><text:tab/><text:tab/>Time: 5 minutes<text:tab/></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2">Math</text:p>
          </table:table-cell>
          <table:table-cell table:style-name="Table5.A1" office:value-type="string">
            <text:p text:style-name="P52">Circle of Evaluation</text:p>
          </table:table-cell>
          <table:table-cell table:style-name="Table5.C1" office:value-type="string">
            <text:p text:style-name="P52">Racket Code</text:p>
          </table:table-cell>
        </table:table-row>
        <table:table-row table:style-name="Table5.2">
          <table:table-cell table:style-name="Table5.A1" office:value-type="string">
            <text:p text:style-name="P69"/>
            <text:p text:style-name="P68">5 <text:s text:c="2"/>x <text:s text:c="2"/>10</text:p>
          </table:table-cell>
          <table:table-cell table:style-name="Table5.A1" office:value-type="string">
            <text:p text:style-name="P67"/>
          </table:table-cell>
          <table:table-cell table:style-name="Table5.C1" office:value-type="string">
            <text:p text:style-name="P67"/>
            <text:p text:style-name="P66"/>
          </table:table-cell>
        </table:table-row>
        <table:table-row table:style-name="Table5.2">
          <table:table-cell table:style-name="Table5.A1" office:value-type="string">
            <text:p text:style-name="P72"/>
            <text:p text:style-name="P71">8 + (5 <text:s/>x <text:s/>10)</text:p>
          </table:table-cell>
          <table:table-cell table:style-name="Table5.A1" office:value-type="string">
            <text:p text:style-name="P70"/>
          </table:table-cell>
          <table:table-cell table:style-name="Table5.C1" office:value-type="string">
            <text:p text:style-name="P70"/>
          </table:table-cell>
        </table:table-row>
        <table:table-row table:style-name="Table5.2">
          <table:table-cell table:style-name="Table5.A1" office:value-type="string">
            <text:p text:style-name="P75"/>
            <text:p text:style-name="P74">(8 + 2) <text:s text:c="2"/>- <text:s text:c="2"/>(5 <text:s text:c="2"/>x <text:s/>10)</text:p>
          </table:table-cell>
          <table:table-cell table:style-name="Table5.A1" office:value-type="string">
            <text:p text:style-name="P73"/>
          </table:table-cell>
          <table:table-cell table:style-name="Table5.C1" office:value-type="string">
            <text:p text:style-name="P73"/>
          </table:table-cell>
        </table:table-row>
        <table:table-row table:style-name="Table5.2">
          <table:table-cell table:style-name="Table5.A1" office:value-type="string">
            <text:p text:style-name="P75"/>
            <text:p text:style-name="P105">5 <text:s/>x <text:s/>10</text:p>
            <text:p text:style-name="P106">8 <text:s/>- <text:s/>2</text:p>
          </table:table-cell>
          <table:table-cell table:style-name="Table5.A1" office:value-type="string">
            <text:p text:style-name="P73"/>
          </table:table-cell>
          <table:table-cell table:style-name="Table5.C1" office:value-type="string">
            <text:p text:style-name="P73"/>
          </table:table-cell>
        </table:table-row>
      </table:table>
      <text:p text:style-name="Standard"/>
      <text:h text:style-name="P138" text:outline-level="1" text:is-list-header="true">Lesson 2</text:h>
      <text:p text:style-name="P46">(draw Circles of Evaluation here if you need extra scratch paper)</text:p>
      <text:h text:style-name="P136"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2"/>
          </table:table-cell>
          <table:table-cell table:style-name="Table2.A1" office:value-type="string">
            <text:p text:style-name="P52">Math</text:p>
          </table:table-cell>
          <table:table-cell table:style-name="Table2.A1" office:value-type="string">
            <text:p text:style-name="P52">Circle of Evaluation</text:p>
          </table:table-cell>
          <table:table-cell table:style-name="Table2.D1" office:value-type="string">
            <text:p text:style-name="P52">Racket Code</text:p>
          </table:table-cell>
        </table:table-row>
        <table:table-row table:style-name="Table2.2">
          <table:table-cell table:style-name="Table2.A2" office:value-type="string">
            <text:p text:style-name="P107">Round 1</text:p>
          </table:table-cell>
          <table:table-cell table:style-name="Table2.A1" office:value-type="string">
            <text:p text:style-name="P69"/>
            <text:p text:style-name="P68">(3 * 7) - (1 + 2)</text:p>
          </table:table-cell>
          <table:table-cell table:style-name="Table2.A1" office:value-type="string">
            <text:p text:style-name="P67"/>
          </table:table-cell>
          <table:table-cell table:style-name="Table2.D1" office:value-type="string">
            <text:p text:style-name="P67"/>
            <text:p text:style-name="P66"/>
          </table:table-cell>
        </table:table-row>
        <table:table-row table:style-name="Table2.2">
          <table:table-cell table:style-name="Table2.A2" office:value-type="string">
            <text:p text:style-name="P108">Round 2</text:p>
          </table:table-cell>
          <table:table-cell table:style-name="Table2.A1" office:value-type="string">
            <text:p text:style-name="P72"/>
            <text:p text:style-name="P71">3 - (1 + 2)</text:p>
          </table:table-cell>
          <table:table-cell table:style-name="Table2.A1" office:value-type="string">
            <text:p text:style-name="P70"/>
          </table:table-cell>
          <table:table-cell table:style-name="Table2.D1" office:value-type="string">
            <text:p text:style-name="P70"/>
          </table:table-cell>
        </table:table-row>
        <table:table-row table:style-name="Table2.2">
          <table:table-cell table:style-name="Table2.A2" office:value-type="string">
            <text:p text:style-name="P109">Round 3</text:p>
          </table:table-cell>
          <table:table-cell table:style-name="Table2.A1" office:value-type="string">
            <text:p text:style-name="P75"/>
            <text:p text:style-name="P74">3 - <text:s/>(1 + (5 * 6))</text:p>
          </table:table-cell>
          <table:table-cell table:style-name="Table2.A1" office:value-type="string">
            <text:p text:style-name="P73"/>
          </table:table-cell>
          <table:table-cell table:style-name="Table2.D1" office:value-type="string">
            <text:p text:style-name="P73"/>
          </table:table-cell>
        </table:table-row>
        <table:table-row table:style-name="Table2.2">
          <table:table-cell table:style-name="Table2.A2" office:value-type="string">
            <text:p text:style-name="P109">Round 4</text:p>
          </table:table-cell>
          <table:table-cell table:style-name="Table2.A1" office:value-type="string">
            <text:p text:style-name="P75"/>
            <text:p text:style-name="P74">(1 + (5 * 6)) - 3</text:p>
          </table:table-cell>
          <table:table-cell table:style-name="Table2.A1" office:value-type="string">
            <text:p text:style-name="P73"/>
          </table:table-cell>
          <table:table-cell table:style-name="Table2.D1" office:value-type="string">
            <text:p text:style-name="P73"/>
          </table:table-cell>
        </table:table-row>
      </table:table>
      <text:h text:style-name="P138"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9" text:outline-level="1" text:is-list-header="true"><draw:frame draw:style-name="fr3" draw:name="graphics1" text:anchor-type="char" svg:x="6.4264in" svg:y="-0.5508in" svg:width="0.611in" svg:height="1.0846in" draw:z-index="13"><draw:image xlink:href="Pictures/100002010000007A000000DC2BFF042B.png" xlink:type="simple" xlink:show="embed" xlink:actuate="onLoad"/></draw:frame>Fast Functions!</text:h>
      <text:p text:style-name="P51"/>
      <table:table table:name="Table4" table:style-name="Table4">
        <table:table-column table:style-name="Table4.A"/>
        <table:table-row table:style-name="Table4.1">
          <table:table-cell table:style-name="Table4.A1" office:value-type="string">
            <text:p text:style-name="P111">; _________________:_________________ -&gt; ________________</text:p>
            <text:p text:style-name="P112"><text:s text:c="22"/>name <text:s text:c="35"/>domain <text:s text:c="48"/>range</text:p>
          </table:table-cell>
        </table:table-row>
        <table:table-row table:style-name="Table4.1">
          <table:table-cell table:style-name="Table4.A2" office:value-type="string">
            <text:p text:style-name="Code">(EXAMPLE (_____ <text:s/>_____) <text:s/>_________________________)</text:p>
          </table:table-cell>
        </table:table-row>
        <table:table-row table:style-name="Table4.1">
          <table:table-cell table:style-name="Table4.A2" office:value-type="string">
            <text:p text:style-name="P121">(EXAMPLE (_____ <text:s/>_____) <text:s/>_________________________)</text:p>
          </table:table-cell>
        </table:table-row>
        <table:table-row table:style-name="Table4.1">
          <table:table-cell table:style-name="Table4.A4" office:value-type="string">
            <text:p text:style-name="P29">(define (_____ _____) ____________________________)</text:p>
            <text:p text:style-name="P30"/>
          </table:table-cell>
        </table:table-row>
        <table:table-row table:style-name="Table4.1">
          <table:table-cell table:style-name="Table4.A5" office:value-type="string">
            <text:p text:style-name="P111">; _________________:_________________ -&gt; ________________</text:p>
            <text:p text:style-name="P112"><text:s text:c="22"/>name <text:s text:c="35"/>domain <text:s text:c="48"/>range</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define (_____ _____) ____________________________)</text:p>
            <text:p text:style-name="P120"/>
          </table:table-cell>
        </table:table-row>
        <table:table-row table:style-name="Table4.1">
          <table:table-cell table:style-name="Table4.A9" office:value-type="string">
            <text:p text:style-name="P111">; _________________:_________________ -&gt; ________________</text:p>
            <text:p text:style-name="P112"><text:s text:c="22"/>name <text:s text:c="35"/>domain <text:s text:c="48"/>range</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define (_____ _____) ____________________________)</text:p>
            <text:p text:style-name="P30"/>
          </table:table-cell>
        </table:table-row>
        <table:table-row table:style-name="Table4.1">
          <table:table-cell table:style-name="Table4.A9" office:value-type="string">
            <text:p text:style-name="P111">; _________________:_________________ -&gt; ________________</text:p>
            <text:p text:style-name="P112"><text:s text:c="22"/>name <text:s text:c="35"/>domain <text:s text:c="48"/>range</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define (_____ _____) ____________________________)</text:p>
            <text:p text:style-name="P30"/>
          </table:table-cell>
        </table:table-row>
      </table:table>
      <text:h text:style-name="P139" text:outline-level="1" text:is-list-header="true">Fast Functions!<draw:frame draw:style-name="fr4" draw:name="graphics3" text:anchor-type="char" svg:x="6.1693in" svg:y="0.0799in" svg:width="0.8307in" svg:height="0.4256in" draw:z-index="3"><draw:image xlink:href="Pictures/10000000000001AE000000DB7D41A24E.png" xlink:type="simple" xlink:show="embed" xlink:actuate="onLoad"/><draw:contour-polygon svg:width="5.9815in" svg:height="3.0035in" svg:viewBox="0 0 15193 7629" draw:points="-26,0 -26,7629 15167,7629 15167,0" draw:recreate-on-edit="false"/></draw:frame></text:h>
      <text:p text:style-name="P51"/>
      <text:p text:style-name="P51"/>
      <table:table table:name="Table6" table:style-name="Table6">
        <table:table-column table:style-name="Table6.A"/>
        <table:table-row table:style-name="Table6.1">
          <table:table-cell table:style-name="Table6.A1" office:value-type="string">
            <text:p text:style-name="P111">; _________________:_________________ -&gt; ________________</text:p>
            <text:p text:style-name="P112"><text:s text:c="22"/>name <text:s text:c="35"/>domain <text:s text:c="48"/>range</text:p>
          </table:table-cell>
        </table:table-row>
        <table:table-row table:style-name="Table6.1">
          <table:table-cell table:style-name="Table6.A2" office:value-type="string">
            <text:p text:style-name="P114">(EXAMPLE (______ <text:s/>________) <text:s text:c="4"/>_____________________________)</text:p>
          </table:table-cell>
        </table:table-row>
        <table:table-row table:style-name="Table6.1">
          <table:table-cell table:style-name="Table6.A2" office:value-type="string">
            <text:p text:style-name="P114">(EXAMPLE (______ <text:s/>________) <text:s text:c="4"/>_____________________________)</text:p>
          </table:table-cell>
        </table:table-row>
        <table:table-row table:style-name="Table6.1">
          <table:table-cell table:style-name="Table6.A4" office:value-type="string">
            <text:p text:style-name="P112"/>
            <text:p text:style-name="P60">(define (________ <text:s text:c="4"/>_______) <text:s text:c="5"/>____________________________)</text:p>
            <text:p text:style-name="P59"/>
          </table:table-cell>
        </table:table-row>
        <table:table-row table:style-name="Table6.1">
          <table:table-cell table:style-name="Table6.A5" office:value-type="string">
            <text:p text:style-name="P111">; _________________:_________________ -&gt; ________________</text:p>
            <text:p text:style-name="P112"><text:s text:c="22"/>name <text:s text:c="35"/>domain <text:s text:c="48"/>range</text:p>
          </table:table-cell>
        </table:table-row>
        <table:table-row table:style-name="Table6.1">
          <table:table-cell table:style-name="Table6.A6" office:value-type="string">
            <text:p text:style-name="P111">(EXAMPLE (______ <text:s/>________) <text:s text:c="4"/>_____________________________)</text:p>
          </table:table-cell>
        </table:table-row>
        <table:table-row table:style-name="Table6.1">
          <table:table-cell table:style-name="Table6.A6" office:value-type="string">
            <text:p text:style-name="P111">(EXAMPLE (______ <text:s/>________) <text:s text:c="4"/>_____________________________)</text:p>
          </table:table-cell>
        </table:table-row>
        <table:table-row table:style-name="Table6.1">
          <table:table-cell table:style-name="Table6.A4" office:value-type="string">
            <text:p text:style-name="P112"/>
            <text:p text:style-name="P60">(define (________ <text:s text:c="4"/>_______) <text:s text:c="5"/>____________________________)</text:p>
            <text:p text:style-name="P59"/>
          </table:table-cell>
        </table:table-row>
        <table:table-row table:style-name="Table6.1">
          <table:table-cell table:style-name="Table6.A5" office:value-type="string">
            <text:p text:style-name="P111">; _________________:_________________ -&gt; ________________</text:p>
          </table:table-cell>
        </table:table-row>
        <table:table-row table:style-name="Table6.1">
          <table:table-cell table:style-name="Table6.A6" office:value-type="string">
            <text:p text:style-name="P111">(EXAMPLE (______ <text:s/>________) <text:s text:c="4"/>_____________________________)</text:p>
          </table:table-cell>
        </table:table-row>
        <table:table-row table:style-name="Table6.1">
          <table:table-cell table:style-name="Table6.A6" office:value-type="string">
            <text:p text:style-name="P111">(EXAMPLE (______ <text:s/>________) <text:s text:c="4"/>_____________________________)</text:p>
          </table:table-cell>
        </table:table-row>
        <table:table-row table:style-name="Table6.1">
          <table:table-cell table:style-name="Table6.A4" office:value-type="string">
            <text:p text:style-name="P111">(define (________ <text:s text:c="4"/>_______) <text:s text:c="5"/>____________________________)</text:p>
            <text:p text:style-name="P113"/>
          </table:table-cell>
        </table:table-row>
        <table:table-row table:style-name="Table6.1">
          <table:table-cell table:style-name="Table6.A5" office:value-type="string">
            <text:p text:style-name="P111">; _________________:_________________ -&gt; ________________</text:p>
          </table:table-cell>
        </table:table-row>
        <table:table-row table:style-name="Table6.1">
          <table:table-cell table:style-name="Table6.A6" office:value-type="string">
            <text:p text:style-name="P111">(EXAMPLE (______ <text:s/>________) <text:s text:c="4"/>_____________________________)</text:p>
          </table:table-cell>
        </table:table-row>
        <table:table-row table:style-name="Table6.1">
          <table:table-cell table:style-name="Table6.A6" office:value-type="string">
            <text:p text:style-name="P111">(EXAMPLE (______ <text:s/>________) <text:s text:c="4"/>_____________________________)</text:p>
          </table:table-cell>
        </table:table-row>
        <table:table-row table:style-name="Table6.1">
          <table:table-cell table:style-name="Table6.A6" office:value-type="string">
            <text:p text:style-name="P111">(define (________ <text:s text:c="4"/>_______) <text:s text:c="5"/>____________________________)</text:p>
          </table:table-cell>
        </table:table-row>
      </table:table>
      <text:h text:style-name="P138"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9">Design Recipe</text:p>
      <text:p text:style-name="P150"/>
      <text:p text:style-name="P151">Word Problem: rocket-height</text:p>
      <text:p text:style-name="P150">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Code">(EXAMPLE (________________________________) </text:p>
      <text:p text:style-name="P76"><text:span text:style-name="T6"><text:s/></text:span><text:span text:style-name="T10">the user types…<text:tab/></text:span></text:p>
      <text:p text:style-name="P77"/>
      <text:p text:style-name="P79"><text:tab/></text:p>
      <text:p text:style-name="P79"/>
      <text:p text:style-name="P78">_________________________________________________)</text:p>
      <text:p text:style-name="P80">..…which should become</text:p>
      <text:p text:style-name="P79"/>
      <text:p text:style-name="P81"/>
      <text:p text:style-name="P81"/>
      <text:p text:style-name="Code">(EXAMPLE (________________________________) </text:p>
      <text:p text:style-name="P76"><text:span text:style-name="T6"><text:s/></text:span><text:span text:style-name="T10">the user types…<text:tab/></text:span></text:p>
      <text:p text:style-name="P77"/>
      <text:p text:style-name="P79"><text:tab/></text:p>
      <text:p text:style-name="P79"/>
      <text:p text:style-name="P78">_________________________________________________)</text:p>
      <text:p text:style-name="P80">..…which should become</text:p>
      <text:h text:style-name="Heading_20_1" text:outline-level="1">Definition </text:h>
      <text:list xml:id="list40495277" text:continue-list="list40497451"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40517343" text:continue-numbering="true" text:style-name="WW8Num10">
        <text:list-header>
          <text:p text:style-name="Normal_20_Bullet"/>
        </text:list-header>
      </text:list>
      <text:p text:style-name="P38"/>
      <text:p text:style-name="P38"><text:tab/>________________________________________________)</text:p>
      <text:p text:style-name="P41"><text:tab/><text:tab/><text:tab/><text:span text:style-name="T21">..…and the computer does this</text:span></text:p>
      <text:p text:style-name="P18">Design Recipe</text:p>
      <text:list xml:id="list40520911" text:continue-numbering="true" text:style-name="WW8Num10">
        <text:list-header>
          <text:p text:style-name="P165"/>
        </text:list-header>
      </text:list>
      <text:p text:style-name="P151">Word Problem: red-square</text:p>
      <text:p text:style-name="P148"><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6"><text:span text:style-name="T6"><text:s/></text:span><text:span text:style-name="T10">the user says…<text:tab/></text:span></text:p>
      <text:p text:style-name="P77"/>
      <text:p text:style-name="P79"><text:tab/></text:p>
      <text:p text:style-name="P79"/>
      <text:p text:style-name="P78">_________________________________________________) </text:p>
      <text:p text:style-name="P80">..…Racket replies</text:p>
      <text:p text:style-name="P79"/>
      <text:p text:style-name="P81"/>
      <text:p text:style-name="P81"/>
      <text:p text:style-name="P81">(EXAMPLE<text:tab/>(___________________________________________) </text:p>
      <text:p text:style-name="P76"><text:span text:style-name="T6"><text:s/></text:span><text:span text:style-name="T10">the user says…<text:tab/></text:span></text:p>
      <text:p text:style-name="P77"/>
      <text:p text:style-name="P79"><text:tab/></text:p>
      <text:p text:style-name="P79"/>
      <text:p text:style-name="P78">_________________________________________________) </text:p>
      <text:p text:style-name="P80">..…Racket turns that into</text:p>
      <text:h text:style-name="Heading_20_1" text:outline-level="1">Definition</text:h>
      <text:list xml:id="list40492959"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41"><text:span text:style-name="T10"><text:tab/><text:tab/><text:tab/></text:span><text:span text:style-name="T21">..…and the computer does this</text:span></text:p>
      <text:p text:style-name="P83">Design Recipe</text:p>
      <text:list xml:id="list40494791" text:continue-numbering="true" text:style-name="WW8Num10">
        <text:list-header>
          <text:p text:style-name="P149"/>
        </text:list-header>
      </text:list>
      <text:p text:style-name="P151">Word Problem: yard-area</text:p>
      <text:p text:style-name="P148"><text:span text:style-name="T1">Use the Design Recipe to write a function </text:span><text:span text:style-name="T14">yard-area</text:span><text:span text:style-name="T1">, which takes in the width and length of a yard, and returns the area of the yard. <text:line-break/></text:span></text:p>
      <text:p text:style-name="P150"><text:tab/>(Don’t forget: <text:s text:c="2"/>area = length * width !)</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 </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 </text:p>
      <text:p text:style-name="P82">find another way to get the same result here</text:p>
      <text:h text:style-name="Heading_20_1" text:outline-level="1">Definition</text:h>
      <text:list xml:id="list40497732"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41"><text:span text:style-name="T10"><text:tab/><text:tab/><text:tab/></text:span><text:span text:style-name="T21">..…and the computer does this</text:span></text:p>
      <text:h text:style-name="P138"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0"/>
      <text:p text:style-name="P83">Design Recipe</text:p>
      <text:list xml:id="list40504812" text:continue-numbering="true" text:style-name="WW8Num10">
        <text:list-header>
          <text:p text:style-name="P149"/>
        </text:list-header>
      </text:list>
      <text:p text:style-name="P151">Word Problem: update-danger</text:p>
      <text:p text:style-name="P148"><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40492522" text:continue-numbering="true" text:style-name="WW8Num10">
        <text:list-header>
          <text:p text:style-name="P152"/>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h text:style-name="Heading_20_1" text:outline-level="1">Definition</text:h>
      <text:list xml:id="list40512915"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28"><text:tab/><text:tab/><text:tab/>..…and the computer does this</text:p>
      <text:p text:style-name="P83">Design Recipe: update-target</text:p>
      <text:list xml:id="list40519269" text:continue-numbering="true" text:style-name="WW8Num10">
        <text:list-header>
          <text:p text:style-name="P149"/>
        </text:list-header>
      </text:list>
      <text:p text:style-name="P151">Word Problem: update-target</text:p>
      <text:p text:style-name="P151"/>
      <text:p text:style-name="P148"><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h text:style-name="Heading_20_1" text:outline-level="1">Definition</text:h>
      <text:list xml:id="list40521862"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28"><text:tab/><text:tab/><text:tab/>..…and the computer does this</text:p>
      <text:h text:style-name="P138" text:outline-level="1" text:is-list-header="true">Lesson 6</text:h>
      <text:p text:style-name="Standard"/>
      <text:h text:style-name="P131" text:outline-level="1">Protecting Sam</text:h>
      <text:p text:style-name="P110">Sam is in a 640 x 480 yard. <text:s text:c="2"/>How far he can go to the left and right before he's out of sight?</text:p>
      <text:p text:style-name="P148"/>
      <text:p text:style-name="P148"/>
      <text:list xml:id="list7297943817290328870" text:style-name="WW8Num5">
        <text:list-item>
          <text:p text:style-name="P156">A piece of Sam is still visible on the left as long as...<text:tab/><text:tab/><text:span text:style-name="T43">(&gt; <text:s text:c="2"/>x <text:s/>-50)</text:span></text:p>
        </text:list-item>
      </text:list>
      <text:list xml:id="list40513699" text:continue-list="list40521862" text:style-name="WW8Num10">
        <text:list-header>
          <text:p text:style-name="P171"/>
          <text:p text:style-name="P171"/>
        </text:list-header>
      </text:list>
      <text:list xml:id="list40493129" text:continue-list="list7297943817290328870" text:style-name="WW8Num5">
        <text:list-item>
          <text:p text:style-name="P156">A piece of Sam is still visible on the right as long as...<text:tab/><text:tab/>___________________</text:p>
        </text:list-item>
      </text:list>
      <text:p text:style-name="P148"/>
      <text:p text:style-name="P148"/>
      <text:list xml:id="list40517396" text:continue-numbering="true" text:style-name="WW8Num5">
        <text:list-item>
          <text:p text:style-name="P156">Draw the Circle of Evaluation for these two expressions in the circles below:</text:p>
        </text:list-item>
      </text:list>
      <text:list xml:id="list40501356" text:continue-list="list40513699" text:style-name="WW8Num10">
        <text:list-header>
          <text:p text:style-name="Normal_20_Bullet"/>
        </text:list-header>
      </text:list>
      <text:p text:style-name="P148"><draw:ellipse text:anchor-type="paragraph" draw:z-index="7" draw:style-name="gr1" draw:text-style-name="P176" svg:width="2.8189in" svg:height="2.8386in" svg:x="0.4264in" svg:y="0.1008in"><text:p/></draw:ellipse></text:p>
      <text:p text:style-name="P148"/>
      <text:p text:style-name="P148"/>
      <text:p text:style-name="P148"/>
      <text:p text:style-name="P148"/>
      <text:p text:style-name="P148"/>
      <text:list xml:id="list40496753" text:continue-list="list40517396" text:style-name="WW8Num5">
        <text:list-header>
          <text:p text:style-name="P156"/>
        </text:list-header>
      </text:list>
      <text:list xml:id="list40496344" text:continue-list="list40501356" text:style-name="WW8Num10">
        <text:list-header>
          <text:p text:style-name="P172"/>
          <text:p text:style-name="P172"/>
        </text:list-header>
      </text:list>
      <text:list xml:id="list40516909" text:continue-list="list40496753" text:style-name="WW8Num5">
        <text:list-header>
          <text:p text:style-name="P156"><text:line-break/><text:line-break/><text:line-break/></text:p>
        </text:list-header>
      </text:list>
      <text:p text:style-name="P148"><draw:ellipse text:anchor-type="paragraph" draw:z-index="6" draw:style-name="gr1" draw:text-style-name="P176" svg:width="2.8189in" svg:height="2.8386in" svg:x="3.7752in" svg:y="-0.2972in"><text:p/></draw:ellipse></text:p>
      <text:p text:style-name="P148"/>
      <text:p text:style-name="P148"/>
      <text:p text:style-name="P148"/>
      <text:p text:style-name="P148"/>
      <text:p text:style-name="P148"/>
      <text:p text:style-name="P148"/>
      <text:list xml:id="list40516477" text:continue-list="list40496344" text:style-name="WW8Num10">
        <text:list-header>
          <text:p text:style-name="P157"/>
        </text:list-header>
      </text:list>
      <text:p text:style-name="P43"><text:line-break/><text:line-break/><text:line-break/></text:p>
      <text:p text:style-name="P83">Design Recipe</text:p>
      <text:list xml:id="list40516829" text:continue-numbering="true" text:style-name="WW8Num10">
        <text:list-header>
          <text:p text:style-name="P149"/>
        </text:list-header>
      </text:list>
      <text:p text:style-name="P151">Word Problem: safe-left?</text:p>
      <text:p text:style-name="P151"/>
      <text:p text:style-name="P148"><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4">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54">On the computer, write an example of your function in action, using EXAMPLE.</text:p>
      <text:p text:style-name="P45"/>
      <text:p text:style-name="P36">(EXAMPLE<text:tab/>(___________________________________________) </text:p>
      <text:p text:style-name="P76"><text:span text:style-name="T6"><text:s/></text:span><text:span text:style-name="T10">Use the function here<text:tab/></text:span></text:p>
      <text:p text:style-name="P77"/>
      <text:p text:style-name="P22"><text:tab/></text:p>
      <text:p text:style-name="P79"/>
      <text:p text:style-name="P78">_________________________________________________)</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7"/>
      <text:p text:style-name="P79"/>
      <text:p text:style-name="P78">_________________________________________________)</text:p>
      <text:p text:style-name="P82">find another way to get the same result here</text:p>
      <text:h text:style-name="Heading_20_1" text:outline-level="1">Definition</text:h>
      <text:list xml:id="list40510803"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44" text:outline-level="1" text:is-list-header="true">…and the computer does this</text:h>
      <text:p text:style-name="P10"/>
      <text:h text:style-name="P132" text:outline-level="1" text:is-list-header="true">Design Recipe</text:h>
      <text:list xml:id="list40518126" text:continue-numbering="true" text:style-name="WW8Num10">
        <text:list-header>
          <text:p text:style-name="P149"/>
        </text:list-header>
      </text:list>
      <text:p text:style-name="P151">Word Problem: safe-right?</text:p>
      <text:p text:style-name="P151"/>
      <text:p text:style-name="P148"><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h text:style-name="Heading_20_1" text:outline-level="1">Definition</text:h>
      <text:list xml:id="list40523563"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46" text:outline-level="1" text:is-list-header="true">…and the computer does this</text:h>
      <text:h text:style-name="P130" text:outline-level="1" text:is-list-header="true"><text:soft-page-break/>and / or</text:h>
      <text:p text:style-name="Standard"/>
      <text:p text:style-name="P16">Write the Circles of Evaluation for these statements, and then convert them to Racket</text:p>
      <text:list xml:id="list260656093618801051" text:style-name="WW8Num1">
        <text:list-item>
          <text:list>
            <text:list-item>
              <text:p text:style-name="P175">Two is less than five, <text:span text:style-name="T4">and</text:span> zero is equal to six.</text:p>
            </text:list-item>
          </text:list>
        </text:list-item>
      </text:list>
      <text:p text:style-name="P15"/>
      <text:p text:style-name="P15"><draw:ellipse text:anchor-type="paragraph" draw:z-index="5" draw:style-name="gr1" draw:text-style-name="P176" svg:width="2.8189in" svg:height="2.8386in" svg:x="0.828in" svg:y="0.0547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40521607" text:continue-numbering="true" text:style-name="WW8Num1">
        <text:list-item>
          <text:list>
            <text:list-item>
              <text:p text:style-name="P175">Two is less than four <text:span text:style-name="T4">or</text:span> four is equal to six.</text:p>
            </text:list-item>
          </text:list>
        </text:list-item>
      </text:list>
      <text:p text:style-name="P15"><draw:ellipse text:anchor-type="paragraph" draw:z-index="0" draw:style-name="gr1" draw:text-style-name="P176" svg:width="2.8189in" svg:height="2.8386in" svg:x="0.3319in" svg:y="0.1165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3"/>
      <text:p text:style-name="P43"/>
      <text:p text:style-name="P43"/>
      <text:h text:style-name="P142" text:outline-level="1" text:is-list-header="true">Design Recipe</text:h>
      <text:list xml:id="list40506056" text:continue-list="list40523563" text:style-name="WW8Num10">
        <text:list-header>
          <text:p text:style-name="P149"/>
        </text:list-header>
      </text:list>
      <text:p text:style-name="P151">Word Problem: onscreen?</text:p>
      <text:p text:style-name="P151"/>
      <text:p text:style-name="P148"><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6"><text:span text:style-name="T6"><text:s/></text:span><text:span text:style-name="T10">Use the function here<text:tab/></text:span></text:p>
      <text:p text:style-name="P77"><text:s/></text:p>
      <text:p text:style-name="P79"><text:tab/></text:p>
      <text:p text:style-name="P79"/>
      <text:p text:style-name="P78">_________________________________________________)</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h text:style-name="Heading_20_1" text:outline-level="1">Definition</text:h>
      <text:list xml:id="list40502984"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45" text:outline-level="1" text:is-list-header="true">…and the computer does this</text:h>
      <text:h text:style-name="P138"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0" text:outline-level="1" text:is-list-header="true">Design Recipe</text:h>
      <text:list xml:id="list40495494" text:continue-numbering="true" text:style-name="WW8Num10">
        <text:list-header>
          <text:p text:style-name="P160"/>
        </text:list-header>
      </text:list>
      <text:p text:style-name="P161">Word Problem: cost</text:p>
      <text:p text:style-name="P161"/>
      <text:p text:style-name="P162"><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9" text:outline-level="1" text:restart-numbering="true" text:start-value="-1">Contract+Purpose Statement</text:h>
      <text:p text:style-name="P54"/>
      <text:p text:style-name="P51"><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1"><text:span text:style-name="T38"><text:tab/></text:span><text:span text:style-name="T23">name<text:tab/><text:tab/><text:tab/><text:tab/><text:tab/><text:tab/>Domain<text:tab/><text:tab/><text:tab/><text:tab/> <text:s text:c="3"/>Range</text:span></text:p>
      <text:h text:style-name="P129" text:outline-level="1">Give Examples</text:h>
      <text:p text:style-name="P54">On the computer, write an example of your function for <text:span text:style-name="T24">each topping</text:span>, using EXAMPLE.</text:p>
      <text:p text:style-name="P56"/>
      <text:p text:style-name="P58">(EXAMPLE<text:tab/>(<text:span text:style-name="T24">cost <text:s text:c="16"/>“pepperoni” <text:s text:c="2"/></text:span><text:span text:style-name="T27"><text:s/>) <text:s/>__</text:span>_________________________)</text:p>
      <text:p text:style-name="P23"><text:span text:style-name="T37"><text:tab/><text:tab/><text:tab/></text:span><text:span text:style-name="T22">Use the function here<text:tab/><text:tab/><text:tab/><text:tab/>What should the function produce?</text:span></text:p>
      <text:p text:style-name="P85"/>
      <text:p text:style-name="P58">(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85"/>
      <text:p text:style-name="P58">(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87"/>
      <text:p text:style-name="P58">(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29" text:outline-level="1">Definition</text:h>
      <text:list xml:id="list40492380" text:continue-numbering="true" text:style-name="WW8Num10">
        <text:list-header>
          <text:p text:style-name="P159"/>
        </text:list-header>
      </text:list>
      <text:p text:style-name="P61">(define (____________ <text:s text:c="4"/>___________________)</text:p>
      <text:p text:style-name="P51"><text:span text:style-name="T37"><text:tab/><text:tab/> <text:s text:c="4"/></text:span><text:span text:style-name="T22">function name<text:tab/><text:tab/><text:tab/> <text:s text:c="4"/>variable names</text:span></text:p>
      <text:p text:style-name="P56"/>
      <text:p text:style-name="P56"><text:tab/>________________________________</text:p>
      <text:p text:style-name="P56"/>
      <table:table table:name="Table3" table:style-name="Table3">
        <table:table-column table:style-name="Table3.A"/>
        <table:table-column table:style-name="Table3.B"/>
        <table:table-header-rows>
          <table:table-row>
            <table:table-cell table:style-name="Table3.A1" office:value-type="string">
              <text:p text:style-name="P96"/>
            </table:table-cell>
            <table:table-cell table:style-name="Table3.B1" office:value-type="string">
              <text:p text:style-name="P96"/>
            </table:table-cell>
          </table:table-row>
        </table:table-header-rows>
        <table:table-row>
          <table:table-cell table:style-name="Table3.A1" office:value-type="string">
            <text:p text:style-name="P93"/>
          </table:table-cell>
          <table:table-cell table:style-name="Table3.B1" office:value-type="string">
            <text:p text:style-name="P93"/>
          </table:table-cell>
        </table:table-row>
        <table:table-row>
          <table:table-cell table:style-name="Table3.A1" office:value-type="string">
            <text:p text:style-name="P93"/>
          </table:table-cell>
          <table:table-cell table:style-name="Table3.B1" office:value-type="string">
            <text:p text:style-name="P93"/>
          </table:table-cell>
        </table:table-row>
        <table:table-row>
          <table:table-cell table:style-name="Table3.A1" office:value-type="string">
            <text:p text:style-name="P93"/>
          </table:table-cell>
          <table:table-cell table:style-name="Table3.B1" office:value-type="string">
            <text:p text:style-name="P93"/>
          </table:table-cell>
        </table:table-row>
        <table:table-row>
          <table:table-cell table:style-name="Table3.A1" office:value-type="string">
            <text:p text:style-name="P93"/>
          </table:table-cell>
          <table:table-cell table:style-name="Table3.B1" office:value-type="string">
            <text:p text:style-name="P93"/>
          </table:table-cell>
        </table:table-row>
        <table:table-row>
          <table:table-cell table:style-name="Table3.A1" office:value-type="string">
            <text:p text:style-name="P93"/>
          </table:table-cell>
          <table:table-cell table:style-name="Table3.B1" office:value-type="string">
            <text:p text:style-name="P93"/>
          </table:table-cell>
        </table:table-row>
      </table:table>
      <text:p text:style-name="P61">)</text:p>
      <text:h text:style-name="P140" text:outline-level="1" text:is-list-header="true">Design Recipe</text:h>
      <text:list xml:id="list40494396" text:continue-numbering="true" text:style-name="WW8Num10">
        <text:list-header>
          <text:p text:style-name="P160"/>
        </text:list-header>
      </text:list>
      <text:p text:style-name="P161">Word Problem: update-player</text:p>
      <text:p text:style-name="P161"/>
      <text:p text:style-name="P162"><text:span text:style-name="T1">Write a function called </text:span><text:span text:style-name="T3">update-player</text:span><text:span text:style-name="T1">, which takes in the player’s y-coordinate and the name of the key pressed, and returns the new y-coordinate.</text:span></text:p>
      <text:h text:style-name="P129" text:outline-level="1" text:restart-numbering="true" text:start-value="-1">Contract+Purpose Statement</text:h>
      <text:p text:style-name="P54"/>
      <text:p text:style-name="P51"><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1"><text:span text:style-name="T38"><text:tab/></text:span><text:span text:style-name="T23">name<text:tab/><text:tab/><text:tab/><text:tab/><text:tab/><text:tab/>Domain<text:tab/><text:tab/><text:tab/><text:tab/> <text:s text:c="3"/>Range</text:span></text:p>
      <text:h text:style-name="P129" text:outline-level="1">Give Examples</text:h>
      <text:p text:style-name="P55">Finish the two examples we've started for you, and make two more</text:p>
      <text:p text:style-name="P56"/>
      <text:p text:style-name="P58">(EXAMPLE<text:tab/>(<text:span text:style-name="T24">update-player <text:s text:c="7"/>128 <text:s text:c="7"/>“up”</text:span>) <text:s/>___________________________)</text:p>
      <text:p text:style-name="P23"><text:span text:style-name="T37"><text:tab/><text:tab/><text:tab/></text:span><text:span text:style-name="T22">Use the function here<text:tab/><text:tab/><text:tab/><text:tab/>What should the function produce?</text:span></text:p>
      <text:p text:style-name="P24"/>
      <text:p text:style-name="P115"/>
      <text:p text:style-name="P58">(EXAMPLE<text:tab/>(<text:span text:style-name="T24">update-player <text:s text:c="7"/>451 <text:s text:c="3"/>“down”</text:span>) ___________________________)</text:p>
      <text:p text:style-name="P23"><text:span text:style-name="T37"><text:tab/><text:tab/><text:tab/></text:span><text:span text:style-name="T22">Use the function here<text:tab/><text:tab/><text:tab/><text:tab/>What should the function produce?</text:span></text:p>
      <text:p text:style-name="P24"/>
      <text:p text:style-name="P115"/>
      <text:p text:style-name="P25">(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24"/>
      <text:p text:style-name="P115"/>
      <text:p text:style-name="P58">(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29" text:outline-level="1">Definition</text:h>
      <text:list xml:id="list40516929" text:continue-numbering="true" text:style-name="WW8Num10">
        <text:list-header>
          <text:p text:style-name="P159"/>
        </text:list-header>
      </text:list>
      <text:p text:style-name="P61">(define (____________ <text:s text:c="4"/>___________________)</text:p>
      <text:p text:style-name="P51"><text:span text:style-name="T37"><text:tab/><text:tab/> <text:s text:c="4"/></text:span><text:span text:style-name="T22">function name<text:tab/><text:tab/><text:tab/> <text:s text:c="4"/>variable names</text:span></text:p>
      <text:p text:style-name="P56"/>
      <text:p text:style-name="P56"><text:tab/>________________________________</text:p>
      <text:p text:style-name="P56"/>
      <table:table table:name="Table8" table:style-name="Table8">
        <table:table-column table:style-name="Table8.A"/>
        <table:table-column table:style-name="Table8.B"/>
        <table:table-header-rows>
          <table:table-row>
            <table:table-cell table:style-name="Table8.A1" office:value-type="string">
              <text:p text:style-name="P96"/>
            </table:table-cell>
            <table:table-cell table:style-name="Table8.B1" office:value-type="string">
              <text:p text:style-name="P97"/>
            </table:table-cell>
          </table:table-row>
        </table:table-header-rows>
        <table:table-row>
          <table:table-cell table:style-name="Table8.A1" office:value-type="string">
            <text:p text:style-name="P93"/>
          </table:table-cell>
          <table:table-cell table:style-name="Table8.B1" office:value-type="string">
            <text:p text:style-name="P93"/>
          </table:table-cell>
        </table:table-row>
        <table:table-row>
          <table:table-cell table:style-name="Table8.A1" office:value-type="string">
            <text:p text:style-name="P93"/>
          </table:table-cell>
          <table:table-cell table:style-name="Table8.B1" office:value-type="string">
            <text:p text:style-name="P93"/>
          </table:table-cell>
        </table:table-row>
        <table:table-row>
          <table:table-cell table:style-name="Table8.A1" office:value-type="string">
            <text:p text:style-name="P93"/>
          </table:table-cell>
          <table:table-cell table:style-name="Table8.B1" office:value-type="string">
            <text:p text:style-name="P93"/>
          </table:table-cell>
        </table:table-row>
        <table:table-row>
          <table:table-cell table:style-name="Table8.A1" office:value-type="string">
            <text:p text:style-name="P93"/>
          </table:table-cell>
          <table:table-cell table:style-name="Table8.B1" office:value-type="string">
            <text:p text:style-name="P93"/>
          </table:table-cell>
        </table:table-row>
        <table:table-row>
          <table:table-cell table:style-name="Table8.A1" office:value-type="string">
            <text:p text:style-name="P93"/>
          </table:table-cell>
          <table:table-cell table:style-name="Table8.B1" office:value-type="string">
            <text:p text:style-name="P93"/>
          </table:table-cell>
        </table:table-row>
      </table:table>
      <text:p text:style-name="P61"><text:soft-page-break/>)</text:p>
      <text:p text:style-name="P104"/>
      <text:p text:style-name="Standard"/>
      <text:p text:style-name="P42"/>
      <text:list xml:id="list40524106" text:continue-numbering="true" text:style-name="WW8Num10">
        <text:list-header>
          <text:p text:style-name="P163"/>
        </text:list-header>
      </text:list>
      <text:h text:style-name="P133"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40" text:outline-level="1" text:is-list-header="true">Word Problem: line-length</text:h>
      <text:list xml:id="list40501300" text:continue-numbering="true" text:style-name="WW8Num10">
        <text:list-header>
          <text:p text:style-name="P154"/>
        </text:list-header>
      </text:list>
      <text:p text:style-name="P155"/>
      <text:p text:style-name="P153"><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9"/>
      <text:p text:style-name="P39"/>
      <text:p text:style-name="P36">(EXAMPLE<text:tab/><text:span text:style-name="T24">(line-length <text:tab/>10<text:tab/> 5<text:tab/><text:tab/>)</text:span> <text:tab/> <text:span text:style-name="T24">(- <text:s/><text:tab/>10 <text:tab/><text:tab/>5) <text:s text:c="11"/>)</text:span></text:p>
      <text:p text:style-name="P20"><text:span text:style-name="T6"><text:tab/><text:tab/><text:tab/></text:span><text:span text:style-name="T10">Use the function here<text:tab/><text:tab/><text:tab/><text:tab/>What should the function produce?</text:span></text:p>
      <text:p text:style-name="P22"/>
      <text:p text:style-name="P22"/>
      <text:p text:style-name="P86"/>
      <text:p text:style-name="P86"/>
      <text:p text:style-name="P86"/>
      <text:p text:style-name="P36">(EXAMPLE<text:tab/><text:span text:style-name="T24">(line-length <text:tab/>2<text:tab/> 8<text:tab/><text:tab/>)</text:span> <text:tab/> <text:span text:style-name="T24">(- <text:s/><text:tab/>8 <text:tab/><text:tab/>2) <text:s text:c="11"/>) </text:span></text:p>
      <text:p text:style-name="P20"><text:span text:style-name="T6"><text:tab/><text:tab/><text:tab/></text:span><text:span text:style-name="T10">Use the function here<text:tab/><text:tab/><text:tab/><text:tab/>What should the function produce?</text:span></text:p>
      <text:h text:style-name="Heading_20_1" text:outline-level="1">Definition</text:h>
      <text:list xml:id="list40510700" text:continue-numbering="true" text:style-name="WW8Num10">
        <text:list-header>
          <text:p text:style-name="P158">Write the definition, giving variable names to all your input values.</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9"/>
      <text:p text:style-name="P39"><text:tab/>________________________________</text:p>
      <text:p text:style-name="P39"/>
      <table:table table:name="Table9" table:style-name="Table9">
        <table:table-column table:style-name="Table9.A"/>
        <table:table-column table:style-name="Table9.B"/>
        <table:table-header-rows>
          <table:table-row>
            <table:table-cell table:style-name="Table9.A1" office:value-type="string">
              <text:p text:style-name="P94"/>
            </table:table-cell>
            <table:table-cell table:style-name="Table9.B1" office:value-type="string">
              <text:p text:style-name="P95"/>
            </table:table-cell>
          </table:table-row>
        </table:table-header-rows>
        <table:table-row>
          <table:table-cell table:style-name="Table9.A1" office:value-type="string">
            <text:p text:style-name="P88"/>
          </table:table-cell>
          <table:table-cell table:style-name="Table9.B1" office:value-type="string">
            <text:p text:style-name="P88"/>
          </table:table-cell>
        </table:table-row>
        <table:table-row>
          <table:table-cell table:style-name="Table9.A1" office:value-type="string">
            <text:p text:style-name="P88"/>
          </table:table-cell>
          <table:table-cell table:style-name="Table9.B1" office:value-type="string">
            <text:p text:style-name="P88"/>
          </table:table-cell>
        </table:table-row>
        <table:table-row>
          <table:table-cell table:style-name="Table9.A1" office:value-type="string">
            <text:p text:style-name="P88"/>
          </table:table-cell>
          <table:table-cell table:style-name="Table9.B1" office:value-type="string">
            <text:p text:style-name="P88"/>
          </table:table-cell>
        </table:table-row>
        <table:table-row>
          <table:table-cell table:style-name="Table9.A1" office:value-type="string">
            <text:p text:style-name="P88"/>
          </table:table-cell>
          <table:table-cell table:style-name="Table9.B1" office:value-type="string">
            <text:p text:style-name="P88"/>
          </table:table-cell>
        </table:table-row>
        <table:table-row>
          <table:table-cell table:style-name="Table9.A1" office:value-type="string">
            <text:p text:style-name="P88"/>
          </table:table-cell>
          <table:table-cell table:style-name="Table9.B1" office:value-type="string">
            <text:p text:style-name="P88"/>
          </table:table-cell>
        </table:table-row>
      </table:table>
      <text:p text:style-name="P38">)</text:p>
      <text:h text:style-name="P147" text:outline-level="1" text:is-list-header="true" text:restart-numbering="true" text:start-value="-1">…and the computer does this</text:h>
      <text:p text:style-name="P49"/>
      <text:h text:style-name="P136" text:outline-level="1" text:is-list-header="true"><text:s/>The Distance Formula, with Numbers</text:h>
      <text:p text:style-name="P44"/>
      <text:p text:style-name="P51">The distance between the points (0, 0) and (4, 3) is given by:</text:p>
      <text:p text:style-name="P44"/>
      <text:p text:style-name="P44"><draw:frame draw:style-name="fr5" draw:name="graphics2" text:anchor-type="paragraph" svg:width="4.7827in" svg:height="0.6201in" draw:z-index="11"><draw:image xlink:href="Pictures/100000000000026900000050960889C3.png" xlink:type="simple" xlink:show="embed" xlink:actuate="onLoad"/></draw:frame></text:p>
      <text:p text:style-name="Standard"/>
      <text:p text:style-name="Standard"/>
      <text:p text:style-name="Standard"/>
      <text:p text:style-name="P103">Convert the formula above into a Circle of Evaluation. (We've already gotten you started!)</text:p>
      <text:p text:style-name="P44"><draw:ellipse text:anchor-type="paragraph" draw:z-index="10" draw:style-name="gr2" draw:text-style-name="P176" svg:width="5.7331in" svg:height="3.7413in" svg:x="0.5146in" svg:y="0.1484in"><text:p/></draw:ellipse></text:p>
      <text:p text:style-name="Standard"/>
      <text:p text:style-name="Standard"/>
      <text:p text:style-name="Standard"><draw:ellipse text:anchor-type="paragraph" draw:z-index="9" draw:style-name="gr2" draw:text-style-name="P176" svg:width="4.3142in" svg:height="2.4335in" svg:x="1.2374in" svg:y="0.5028in"><text:p/></draw:ellipse></text:p>
      <text:p text:style-name="Standard"/>
      <text:p text:style-name="Standard"/>
      <text:p text:style-name="Standard"/>
      <text:p text:style-name="Standard"/>
      <text:p text:style-name="Standard"><draw:ellipse text:anchor-type="paragraph" draw:z-index="8" draw:style-name="gr2" draw:text-style-name="P176" svg:width="1.5161in" svg:height="1.2752in" svg:x="3.7555in" svg:y="0.2465in"><text:p/></draw:ellipse></text:p>
      <text:p text:style-name="Standard"><draw:frame draw:style-name="fr1" draw:name="graphics7" text:anchor-type="paragraph" svg:x="1.6339in" svg:y="0.0736in" svg:width="1.5646in" svg:height="1.3118in" draw:z-index="12"><draw:image xlink:href="Pictures/10000201000000B300000096A63144A8.png" xlink:type="simple" xlink:show="embed" xlink:actuate="onLoad"/></draw:frame></text:p>
      <text:p text:style-name="Standard"/>
      <text:p text:style-name="Standard"/>
      <text:p text:style-name="Standard"/>
      <text:p text:style-name="Standard"/>
      <text:p text:style-name="Standard"/>
      <text:p text:style-name="Standard"/>
      <text:p text:style-name="P65"><text:span text:style-name="T35">Convert the Circle of Evaluation into Racket code</text:span><text:span text:style-name="T36">:</text:span></text:p>
      <text:p text:style-name="P65"/>
      <text:p text:style-name="P65"/>
      <text:p text:style-name="P65"/>
      <text:p text:style-name="P65"/>
      <text:p text:style-name="P65"/>
      <text:p text:style-name="P65"/>
      <text:p text:style-name="P65"/>
      <text:h text:style-name="P140" text:outline-level="1" text:is-list-header="true">Word Problem: distance</text:h>
      <text:list xml:id="list40504110" text:continue-numbering="true" text:style-name="WW8Num10">
        <text:list-header>
          <text:p text:style-name="P125"/>
        </text:list-header>
      </text:list>
      <text:p text:style-name="P33"/>
      <text:p text:style-name="P51"><text:span text:style-name="T40">Write a function</text:span><text:span text:style-name="T38"> </text:span><text:span text:style-name="T44">distance</text:span><text:span text:style-name="T38">, </text:span><text:span text:style-name="T40">which takes FOUR inputs: </text:span></text:p>
      <text:list xml:id="list40515914" text:continue-numbering="true" text:style-name="WW8Num10">
        <text:list-item>
          <text:p text:style-name="P127">px: The x-coordinate of the player</text:p>
        </text:list-item>
        <text:list-item>
          <text:p text:style-name="P127">py: The y-coordinate of the player</text:p>
        </text:list-item>
        <text:list-item>
          <text:p text:style-name="P128"><text:span text:style-name="T40">cx: The x-coordinate of </text:span><text:span text:style-name="T38">another game character</text:span></text:p>
        </text:list-item>
        <text:list-item>
          <text:p text:style-name="P127">cy: The y-coordinate of another game character</text:p>
          <text:p text:style-name="P127"/>
        </text:list-item>
      </text:list>
      <text:p text:style-name="P53">It should return the distance between the two, using the Distance formula. (HINT: look at what you did on page 27!)</text:p>
      <text:h text:style-name="Heading_20_1" text:outline-level="1" text:restart-numbering="true" text:start-value="-1">Contract+Purpose Statement</text:h>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45"/>
      <text:p text:style-name="P36">(EXAMPLE<text:tab/>(___________________________________________) </text:p>
      <text:p text:style-name="P76"><text:span text:style-name="T6"><text:s/></text:span><text:span text:style-name="T10">Use the function here<text:tab/></text:span></text:p>
      <text:p text:style-name="P77"/>
      <text:p text:style-name="P22"><text:tab/></text:p>
      <text:p text:style-name="P79"/>
      <text:p text:style-name="P11">_______________________________________________________________)</text:p>
      <text:p text:style-name="P82">find another way to get the same result here</text:p>
      <text:p text:style-name="P78"/>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7"/>
      <text:p text:style-name="P79"/>
      <text:p text:style-name="P11">_______________________________________________________________)</text:p>
      <text:p text:style-name="P82">find another way to get the same result here</text:p>
      <text:h text:style-name="Heading_20_1" text:outline-level="1">Definition</text:h>
      <text:list xml:id="list40514224" text:continue-numbering="true" text:style-name="WW8Num10">
        <text:list-header>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
      <text:p text:style-name="P38"><text:tab/>________________________________________________)</text:p>
      <text:p text:style-name="P49"/>
      <text:p text:style-name="P100"><text:soft-page-break/>Word Problem: collide?</text:p>
      <text:p text:style-name="P33"/>
      <text:p text:style-name="P33"/>
      <text:p text:style-name="Standard"><text:span text:style-name="T8"><text:tab/>Write a function</text:span><text:span text:style-name="T7"> </text:span><text:span text:style-name="T13">collide?</text:span><text:span text:style-name="T7">,</text:span><text:span text:style-name="T8">which takes FOUR inputs: </text:span></text:p>
      <text:list xml:id="list40503511" text:continue-numbering="true" text:style-name="WW8Num10">
        <text:list-item>
          <text:p text:style-name="P126">px: The x-coordinate of the player</text:p>
        </text:list-item>
        <text:list-item>
          <text:p text:style-name="P126">py: The y-coordinate of the player</text:p>
        </text:list-item>
        <text:list-item>
          <text:p text:style-name="P124"><text:span text:style-name="T8">cx: The x-coordinate of </text:span><text:span text:style-name="T7">another game character</text:span></text:p>
        </text:list-item>
        <text:list-item>
          <text:p text:style-name="P126">cy: The y-coordinate of another game character</text:p>
        </text:list-item>
      </text:list>
      <text:p text:style-name="P34"><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45"/>
      <text:p text:style-name="P36">(EXAMPLE<text:tab/>(___________________________________________) </text:p>
      <text:p text:style-name="P76"><text:span text:style-name="T6"><text:s/></text:span><text:span text:style-name="T10">Use the function here<text:tab/></text:span></text:p>
      <text:p text:style-name="P77"/>
      <text:p text:style-name="P22"><text:tab/></text:p>
      <text:p text:style-name="P79"/>
      <text:p text:style-name="P78">_________________________________________________)</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7"/>
      <text:p text:style-name="P79"/>
      <text:p text:style-name="P78">_________________________________________________)</text:p>
      <text:p text:style-name="P82">find another way to get the same result here</text:p>
      <text:h text:style-name="Heading_20_1" text:outline-level="1">Definition</text:h>
      <text:list xml:id="list40507172" text:continue-numbering="true" text:style-name="WW8Num10">
        <text:list-header>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38"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6"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6"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40" text:outline-level="1" text:is-list-header="true">Design Recipe</text:h>
      <text:p text:style-name="P155"/>
      <text:p text:style-name="P161">Word Problem: red-shape</text:p>
      <text:p text:style-name="P161"/>
      <text:p text:style-name="P162"><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5">Write some examples of red-shape below. The first one has already been done for you.</text:p>
      <text:p text:style-name="P39"/>
      <text:p text:style-name="P36">(EXAMPLE<text:tab/><text:span text:style-name="T24">(red-shape<text:tab/><text:tab/>“circle” <text:tab/><text:tab/>)</text:span><text:tab/><text:span text:style-name="T24">(circle 50 “solid” “red”) <text:s text:c="2"/></text:span><text:span text:style-name="T27">)</text:span></text:p>
      <text:p text:style-name="P20"><text:span text:style-name="T6"><text:tab/><text:tab/><text:tab/></text:span><text:span text:style-name="T10">Use the function here<text:tab/><text:tab/><text:tab/><text:tab/>What should the function produce?</text:span></text:p>
      <text:p text:style-name="P84"/>
      <text:p text:style-name="P36">(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84"/>
      <text:p text:style-name="P36">(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86"/>
      <text:p text:style-name="P36">(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h text:style-name="P134" text:outline-level="1">Definition</text:h>
      <text:list xml:id="list40497944" text:continue-numbering="true" text:style-name="WW8Num10">
        <text:list-header>
          <text:p text:style-name="Normal_20_Bullet"><text:s/></text:p>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9"><text:tab/><text:span text:style-name="T26">(cond</text:span></text:p>
      <text:p text:style-name="P39"/>
      <table:table table:name="Table7" table:style-name="Table7">
        <table:table-column table:style-name="Table7.A"/>
        <table:table-column table:style-name="Table7.B"/>
        <table:table-header-rows>
          <table:table-row>
            <table:table-cell table:style-name="Table7.A1" office:value-type="string">
              <text:p text:style-name="P94"/>
            </table:table-cell>
            <table:table-cell table:style-name="Table7.B1" office:value-type="string">
              <text:p text:style-name="P98">(circle 50 “solid” “red”)</text:p>
            </table:table-cell>
          </table:table-row>
        </table:table-header-rows>
        <table:table-row>
          <table:table-cell table:style-name="Table7.A1" office:value-type="string">
            <text:p text:style-name="P88"/>
          </table:table-cell>
          <table:table-cell table:style-name="Table7.B1" office:value-type="string">
            <text:p text:style-name="P88"/>
          </table:table-cell>
        </table:table-row>
        <table:table-row>
          <table:table-cell table:style-name="Table7.A1" office:value-type="string">
            <text:p text:style-name="P88"/>
          </table:table-cell>
          <table:table-cell table:style-name="Table7.B1" office:value-type="string">
            <text:p text:style-name="P88"/>
          </table:table-cell>
        </table:table-row>
        <table:table-row>
          <table:table-cell table:style-name="Table7.A1" office:value-type="string">
            <text:p text:style-name="P88"/>
          </table:table-cell>
          <table:table-cell table:style-name="Table7.B1" office:value-type="string">
            <text:p text:style-name="P88"/>
          </table:table-cell>
        </table:table-row>
        <table:table-row>
          <table:table-cell table:style-name="Table7.A1" office:value-type="string">
            <text:p text:style-name="P88"/>
          </table:table-cell>
          <table:table-cell table:style-name="Table7.B1" office:value-type="string">
            <text:p text:style-name="P88"/>
          </table:table-cell>
        </table:table-row>
        <table:table-row>
          <table:table-cell table:style-name="Table7.A1" office:value-type="string">
            <text:p text:style-name="P88"/>
          </table:table-cell>
          <table:table-cell table:style-name="Table7.B1" office:value-type="string">
            <text:p text:style-name="P88"/>
          </table:table-cell>
        </table:table-row>
      </table:table>
      <text:p text:style-name="P38"><text:s text:c="2"/>)</text:p>
      <text:h text:style-name="P143" text:outline-level="1" text:is-list-header="true">Translating into Algebra...</text:h>
      <text:p text:style-name="P102"/>
      <text:p text:style-name="P102"/>
      <text:p text:style-name="P99"><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0">Racket Code</text:p>
          </table:table-cell>
          <table:table-cell table:style-name="Table10.B1" office:value-type="string">
            <text:p text:style-name="P90">Algebra</text:p>
          </table:table-cell>
        </table:table-row>
        <table:table-row>
          <table:table-cell table:style-name="Table10.A2" office:value-type="string">
            <text:p text:style-name="P31">(define x 10)</text:p>
          </table:table-cell>
          <table:table-cell table:style-name="Table10.B2" office:value-type="string">
            <text:p text:style-name="P92">x = 10</text:p>
          </table:table-cell>
        </table:table-row>
        <table:table-row>
          <table:table-cell table:style-name="Table10.A2" office:value-type="string">
            <text:p text:style-name="P31">(define y (* x 2))</text:p>
          </table:table-cell>
          <table:table-cell table:style-name="Table10.B2" office:value-type="string">
            <text:p text:style-name="P91">y = x*2</text:p>
          </table:table-cell>
        </table:table-row>
        <table:table-row>
          <table:table-cell table:style-name="Table10.A2" office:value-type="string">
            <text:p text:style-name="P31">(define z (+ x y))</text:p>
          </table:table-cell>
          <table:table-cell table:style-name="Table10.B2" office:value-type="string">
            <text:p text:style-name="P89"/>
          </table:table-cell>
        </table:table-row>
        <table:table-row>
          <table:table-cell table:style-name="Table10.A2" office:value-type="string">
            <text:p text:style-name="P31">(define age 14)</text:p>
          </table:table-cell>
          <table:table-cell table:style-name="Table10.B2" office:value-type="string">
            <text:p text:style-name="P89"/>
          </table:table-cell>
        </table:table-row>
        <table:table-row>
          <table:table-cell table:style-name="Table10.A2" office:value-type="string">
            <text:p text:style-name="P31">(define months (* age 12))</text:p>
          </table:table-cell>
          <table:table-cell table:style-name="Table10.B2" office:value-type="string">
            <text:p text:style-name="P89"/>
          </table:table-cell>
        </table:table-row>
        <table:table-row>
          <table:table-cell table:style-name="Table10.A2" office:value-type="string">
            <text:p text:style-name="P31">(define days (* months 30))</text:p>
          </table:table-cell>
          <table:table-cell table:style-name="Table10.B2" office:value-type="string">
            <text:p text:style-name="P89"/>
          </table:table-cell>
        </table:table-row>
        <table:table-row>
          <table:table-cell table:style-name="Table10.A2" office:value-type="string">
            <text:p text:style-name="P31">(define hours (* days 24))</text:p>
          </table:table-cell>
          <table:table-cell table:style-name="Table10.B2" office:value-type="string">
            <text:p text:style-name="P89"/>
          </table:table-cell>
        </table:table-row>
        <table:table-row>
          <table:table-cell table:style-name="Table10.A2" office:value-type="string">
            <text:p text:style-name="P31">(define minutes (* hours 60))</text:p>
          </table:table-cell>
          <table:table-cell table:style-name="Table10.B2" office:value-type="string">
            <text:p text:style-name="P89"/>
          </table:table-cell>
        </table:table-row>
        <table:table-row>
          <table:table-cell table:style-name="Table10.B2" table:number-columns-spanned="2" office:value-type="string">
            <text:p text:style-name="P9"><text:span text:style-name="T17">Functions</text:span>: Translate the Racket Code into Algebra</text:p>
          </table:table-cell>
          <table:covered-table-cell/>
        </table:table-row>
        <table:table-row>
          <table:table-cell table:style-name="Table10.A2" office:value-type="string">
            <text:p text:style-name="P122">(define (double x) </text:p>
            <text:p text:style-name="P122"><text:s text:c="3"/>(* x 2))</text:p>
          </table:table-cell>
          <table:table-cell table:style-name="Table10.B2" office:value-type="string">
            <text:p text:style-name="P92">double(x) = x*2</text:p>
          </table:table-cell>
        </table:table-row>
        <table:table-row>
          <table:table-cell table:style-name="Table10.A2" office:value-type="string">
            <text:p text:style-name="P122">(define (area length width)</text:p>
            <text:p text:style-name="P122"><text:s text:c="3"/>(* length width))</text:p>
          </table:table-cell>
          <table:table-cell table:style-name="Table10.B2" office:value-type="string">
            <text:p text:style-name="P92">area(length, width) = length * width</text:p>
          </table:table-cell>
        </table:table-row>
        <table:table-row>
          <table:table-cell table:style-name="Table10.A2" office:value-type="string">
            <text:p text:style-name="P122">(define (circle-area radius)</text:p>
            <text:p text:style-name="P122"><text:s text:c="3"/>(* pi (sq radius)))</text:p>
          </table:table-cell>
          <table:table-cell table:style-name="Table10.B2" office:value-type="string">
            <text:p text:style-name="P89"/>
          </table:table-cell>
        </table:table-row>
        <table:table-row>
          <table:table-cell table:style-name="Table10.A2" office:value-type="string">
            <text:p text:style-name="P122">(define (distance x1 y1 x2 y2)</text:p>
            <text:p text:style-name="P122"><text:s text:c="3"/>(sqrt (+ (sq (- x1 x2))</text:p>
            <text:p text:style-name="P122"><text:s text:c="12"/>(sq (- y1 y2))))</text:p>
          </table:table-cell>
          <table:table-cell table:style-name="Table10.B2" office:value-type="string">
            <text:p text:style-name="P89"/>
          </table:table-cell>
        </table:table-row>
      </table:table>
      <text:h text:style-name="P141" text:outline-level="1" text:is-list-header="true">Word Problem</text:h>
      <text:list xml:id="list40493126" text:continue-numbering="true" text:style-name="WW8Num10">
        <text:list-header>
          <text:p text:style-name="P124"/>
        </text:list-header>
      </text:list>
      <text:p text:style-name="P173"/>
      <text:p text:style-name="P12"/>
      <text:p text:style-name="P116"><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4">some sample inputs</text:span></text:p>
      <text:p text:style-name="P39"/>
      <text:p text:style-name="P37"><text:tab/>D( 1 )<text:tab/><text:tab/>=<text:tab/><text:tab/><text:tab/><text:tab/><text:tab/> <text:tab/><text:tab/><text:tab/><text:tab/><text:tab/><text:tab/></text:p>
      <text:p text:style-name="P22">Use the function here<text:tab/><text:tab/><text:tab/>What should the function produce?</text:p>
      <text:p text:style-name="P84"/>
      <text:p text:style-name="P37"><text:tab/>D( 2 )<text:tab/>=<text:tab/><text:tab/><text:tab/><text:tab/><text:tab/> <text:tab/><text:tab/><text:tab/><text:tab/><text:tab/><text:tab/><text:tab/></text:p>
      <text:p text:style-name="P22">Use the function here<text:tab/><text:tab/><text:tab/>What should the function produce?</text:p>
      <text:p text:style-name="P84"/>
      <text:p text:style-name="P37"><text:tab/>D( <text:s text:c="2"/>)<text:tab/><text:tab/>=<text:tab/><text:tab/><text:tab/><text:tab/><text:tab/> <text:tab/><text:tab/><text:tab/><text:tab/><text:tab/><text:tab/></text:p>
      <text:p text:style-name="P22">Use the function here<text:tab/><text:tab/><text:tab/>What should the function produce?</text:p>
      <text:p text:style-name="P86"/>
      <text:p text:style-name="P37"><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40507016" text:continue-numbering="true" text:style-name="WW8Num10">
        <text:list-header>
          <text:p text:style-name="Normal_20_Bullet">Write the formula, giving variable names to all your input values. </text:p>
          <text:p text:style-name="Normal_20_Bullet"/>
        </text:list-header>
      </text:list>
      <text:p text:style-name="P101">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1" text:outline-level="1" text:is-list-header="true">Word Problem</text:h>
      <text:list xml:id="list40515898" text:continue-numbering="true" text:style-name="WW8Num10">
        <text:list-header>
          <text:p text:style-name="P124"/>
        </text:list-header>
      </text:list>
      <text:p text:style-name="P174"/>
      <text:p text:style-name="P174"/>
      <text:p text:style-name="P118"><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9"/>
      <text:h text:style-name="Heading_20_1" text:outline-level="1" text:restart-numbering="true" text:start-value="-1">Contract+Purpose Statement</text:h>
      <text:p text:style-name="P54">Every contract has three parts:</text:p>
      <text:p text:style-name="P54"/>
      <text:p text:style-name="P51"><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1"><text:span text:style-name="T38"><text:tab/></text:span><text:span text:style-name="T23">name<text:tab/><text:tab/><text:tab/><text:tab/><text:tab/><text:tab/>Domain<text:tab/><text:tab/><text:tab/><text:tab/> <text:s text:c="3"/>Range</text:span></text:p>
      <text:h text:style-name="Heading_20_1" text:outline-level="1">Give Examples</text:h>
      <text:p text:style-name="P54">Write an example of your function for <text:span text:style-name="T24">some sample inputs</text:span></text:p>
      <text:p text:style-name="P56"/>
      <text:p text:style-name="P57"><text:tab/><text:tab/><text:tab/>=<text:tab/><text:tab/><text:tab/><text:tab/><text:tab/> <text:tab/><text:tab/><text:tab/><text:tab/><text:tab/><text:tab/></text:p>
      <text:p text:style-name="P24">Use the function here<text:tab/><text:tab/><text:tab/>What should the function produce?</text:p>
      <text:p text:style-name="P85"/>
      <text:p text:style-name="P57"><text:tab/><text:tab/><text:tab/>=<text:tab/><text:tab/><text:tab/><text:tab/><text:tab/> <text:tab/><text:tab/><text:tab/><text:tab/><text:tab/><text:tab/></text:p>
      <text:p text:style-name="P24">Use the function here<text:tab/><text:tab/><text:tab/>What should the function produce?</text:p>
      <text:p text:style-name="P85"/>
      <text:p text:style-name="P57"><text:tab/><text:tab/><text:tab/>=<text:tab/><text:tab/><text:tab/><text:tab/><text:tab/> <text:tab/><text:tab/><text:tab/><text:tab/><text:tab/><text:tab/></text:p>
      <text:p text:style-name="P24">Use the function here<text:tab/><text:tab/><text:tab/>What should the function produce?</text:p>
      <text:p text:style-name="P87"/>
      <text:p text:style-name="P57"><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40502473" text:continue-numbering="true" text:style-name="WW8Num10">
        <text:list-header>
          <text:p text:style-name="Normal_20_Bullet">Write the Formula, giving variable names to all your input values. </text:p>
          <text:p text:style-name="Normal_20_Bullet"/>
        </text:list-header>
      </text:list>
      <text:p text:style-name="P101"><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1" text:outline-level="1" text:is-list-header="true">Word Problem</text:h>
      <text:list xml:id="list40516469" text:continue-numbering="true" text:style-name="WW8Num10">
        <text:list-header>
          <text:p text:style-name="P124"/>
        </text:list-header>
      </text:list>
      <text:p text:style-name="P14"/>
      <text:p text:style-name="P117">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4">some sample inputs</text:span></text:p>
      <text:p text:style-name="P39"/>
      <text:p text:style-name="P37"><text:tab/><text:tab/><text:tab/>=<text:tab/><text:tab/><text:tab/><text:tab/><text:tab/> <text:tab/><text:tab/><text:tab/><text:tab/><text:tab/><text:tab/></text:p>
      <text:p text:style-name="P22">Use the function here<text:tab/><text:tab/><text:tab/>What should the function produce?</text:p>
      <text:p text:style-name="P84"/>
      <text:p text:style-name="P37"><text:tab/><text:tab/><text:tab/>=<text:tab/><text:tab/><text:tab/><text:tab/><text:tab/> <text:tab/><text:tab/><text:tab/><text:tab/><text:tab/><text:tab/></text:p>
      <text:p text:style-name="P22">Use the function here<text:tab/><text:tab/><text:tab/>What should the function produce?</text:p>
      <text:p text:style-name="P84"/>
      <text:p text:style-name="P37"><text:tab/><text:tab/><text:tab/>=<text:tab/><text:tab/><text:tab/><text:tab/><text:tab/> <text:tab/><text:tab/><text:tab/><text:tab/><text:tab/><text:tab/></text:p>
      <text:p text:style-name="P22">Use the function here<text:tab/><text:tab/><text:tab/>What should the function produce?</text:p>
      <text:p text:style-name="P86"/>
      <text:p text:style-name="P37"><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40496876" text:continue-numbering="true" text:style-name="WW8Num10">
        <text:list-header>
          <text:p text:style-name="Normal_20_Bullet">Write the Formula, giving variable names to all your input values. </text:p>
          <text:p text:style-name="Normal_20_Bullet"/>
        </text:list-header>
      </text:list>
      <text:p text:style-name="P101"><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1" text:outline-level="1" text:is-list-header="true">Word Problem</text:h>
      <text:list xml:id="list40510418" text:continue-numbering="true" text:style-name="WW8Num10">
        <text:list-header>
          <text:p text:style-name="P124"/>
        </text:list-header>
      </text:list>
      <text:p text:style-name="P174"/>
      <text:p text:style-name="P13"/>
      <text:p text:style-name="P13"/>
      <text:p text:style-name="P13"/>
      <text:p text:style-name="P13"/>
      <text:p text:style-name="P26"/>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4">some sample inputs</text:span></text:p>
      <text:p text:style-name="P39"/>
      <text:p text:style-name="P37"><text:tab/><text:tab/><text:tab/>=<text:tab/><text:tab/><text:tab/><text:tab/><text:tab/> <text:tab/><text:tab/><text:tab/><text:tab/><text:tab/><text:tab/></text:p>
      <text:p text:style-name="P22">Use the function here<text:tab/><text:tab/><text:tab/>What should the function produce?</text:p>
      <text:p text:style-name="P84"/>
      <text:p text:style-name="P37"><text:tab/><text:tab/><text:tab/>=<text:tab/><text:tab/><text:tab/><text:tab/><text:tab/> <text:tab/><text:tab/><text:tab/><text:tab/><text:tab/><text:tab/></text:p>
      <text:p text:style-name="P22">Use the function here<text:tab/><text:tab/><text:tab/>What should the function produce?</text:p>
      <text:p text:style-name="P84"/>
      <text:p text:style-name="P37"><text:tab/><text:tab/><text:tab/>=<text:tab/><text:tab/><text:tab/><text:tab/><text:tab/> <text:tab/><text:tab/><text:tab/><text:tab/><text:tab/><text:tab/></text:p>
      <text:p text:style-name="P22">Use the function here<text:tab/><text:tab/><text:tab/>What should the function produce?</text:p>
      <text:p text:style-name="P86"/>
      <text:p text:style-name="P37"><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40523339" text:continue-numbering="true" text:style-name="WW8Num10">
        <text:list-header>
          <text:p text:style-name="Normal_20_Bullet">Write the Formula, giving variable names to all your input values. </text:p>
          <text:p text:style-name="Normal_20_Bullet"/>
        </text:list-header>
      </text:list>
      <text:p text:style-name="P101"><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Century Gothic"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Century Gothic1"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style:font-size-complex="12pt"/>
    </style:style>
    <style:style style:name="Normal_20_Bullet" style:display-name="Normal Bullet" style:family="paragraph" style:parent-style-name="Standard" style:list-style-name="WW8Num10">
      <style:text-properties style:font-name="Century Gothic2"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Century Gothic2"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100%" fo:margin-left="0.0555in" fo:margin-right="0in" fo:margin-top="0.139in" fo:margin-bottom="0in" fo:line-height="50%" fo:text-indent="0in" style:auto-text-indent="false" style:snap-to-layout-grid="false"/>
      <style:text-properties style:font-name="Courier New" fo:font-size="16pt" style:font-size-asian="16pt" style:font-name-complex="Arial"/>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4-05-25T20:35:12.91</dc:date>
    <meta:print-date>2011-03-16T19:29:39</meta:print-date>
    <meta:editing-cycles>215</meta:editing-cycles>
    <meta:editing-duration>P16DT11H3M56S</meta:editing-duration>
    <meta:generator>OpenOffice/4.1.0$Win32 OpenOffice.org_project/410m18$Build-9764</meta:generator>
    <meta:document-statistic meta:table-count="10" meta:image-count="7" meta:object-count="0" meta:page-count="41" meta:paragraph-count="592" meta:word-count="3128" meta:character-count="25797"/>
    <dc:creator>Kathi Fisler</dc:creator>
  </office:meta>
</office:document-meta>
</file>